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7mm"/>
    </style:style>
    <style:style style:name="co2" style:family="table-column">
      <style:table-column-properties fo:break-before="auto" style:column-width="9.38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18.63mm"/>
    </style:style>
    <style:style style:name="co7" style:family="table-column">
      <style:table-column-properties fo:break-before="auto" style:column-width="18.38mm"/>
    </style:style>
    <style:style style:name="co8" style:family="table-column">
      <style:table-column-properties fo:break-before="auto" style:column-width="18.15mm"/>
    </style:style>
    <style:style style:name="co9" style:family="table-column">
      <style:table-column-properties fo:break-before="auto" style:column-width="13.49mm"/>
    </style:style>
    <style:style style:name="co10" style:family="table-column">
      <style:table-column-properties fo:break-before="auto" style:column-width="5.72mm"/>
    </style:style>
    <style:style style:name="co11" style:family="table-column">
      <style:table-column-properties fo:break-before="auto" style:column-width="15.49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9.46mm"/>
    </style:style>
    <style:style style:name="co14" style:family="table-column">
      <style:table-column-properties fo:break-before="auto" style:column-width="17.55mm"/>
    </style:style>
    <style:style style:name="co15" style:family="table-column">
      <style:table-column-properties fo:break-before="auto" style:column-width="10.8mm"/>
    </style:style>
    <style:style style:name="co16" style:family="table-column">
      <style:table-column-properties fo:break-before="auto" style:column-width="9.07mm"/>
    </style:style>
    <style:style style:name="co17" style:family="table-column">
      <style:table-column-properties fo:break-before="auto" style:column-width="23.42mm"/>
    </style:style>
    <style:style style:name="co18" style:family="table-column">
      <style:table-column-properties fo:break-before="auto" style:column-width="12.35mm"/>
    </style:style>
    <style:style style:name="co19" style:family="table-column">
      <style:table-column-properties fo:break-before="auto" style:column-width="16.58mm"/>
    </style:style>
    <style:style style:name="co20" style:family="table-column">
      <style:table-column-properties fo:break-before="auto" style:column-width="5.4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1.71mm"/>
    </style:style>
    <style:style style:name="co23" style:family="table-column">
      <style:table-column-properties fo:break-before="auto" style:column-width="7.07mm"/>
    </style:style>
    <style:style style:name="co24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false"/>
    </style:style>
    <style:style style:name="ro3" style:family="table-row">
      <style:table-row-properties style:row-height="10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map style:condition="is-true-formula(ISFORMULA([.A1]))" style:apply-style-name="FORMULA" style:base-cell-address="Air.A1"/>
    </style:style>
    <style:style style:name="ce2" style:family="table-cell" style:parent-style-name="Default">
      <style:table-cell-properties style:vertical-align="top"/>
      <style:map style:condition="is-true-formula(ISFORMULA([.A1]))" style:apply-style-name="FORMULA" style:base-cell-address="Air.A1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4" style:family="table-cell" style:parent-style-name="Default">
      <style:table-cell-properties fo:background-color="#b0e0e6" style:text-align-source="fix" style:repeat-content="false" fo:wrap-option="wrap" style:vertical-align="top"/>
      <style:paragraph-properties fo:text-align="center" fo:margin-left="0mm"/>
      <style:map style:condition="is-true-formula(ISFORMULA([.A1]))" style:apply-style-name="FORMULA" style:base-cell-address="Air.A1"/>
    </style:style>
    <style:style style:name="ce5" style:family="table-cell" style:parent-style-name="Default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6" style:family="table-cell" style:parent-style-name="Default" style:data-style-name="N1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0e0e6" style:text-align-source="fix" style:repeat-content="false" fo:wrap-option="wrap" style:vertical-align="top"/>
      <style:paragraph-properties fo:text-align="center" fo:margin-left="0mm"/>
      <style:text-properties style:font-name="Liberation Serif"/>
      <style:map style:condition="is-true-formula(ISFORMULA([.A1]))" style:apply-style-name="FORMULA" style:base-cell-address="Air.A1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9" style:family="table-cell" style:parent-style-name="Default" style:data-style-name="N119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11" style:family="table-cell" style:parent-style-name="Default" style:data-style-name="N115">
      <style:table-cell-properties fo:background-color="#ffe4c4" style:text-align-source="fix" style:repeat-content="fals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ir.A1"/>
    </style:style>
    <style:style style:name="ce12" style:family="table-cell" style:parent-style-name="Default" style:data-style-name="N115">
      <style:table-cell-properties style:text-align-source="fix" style:repeat-content="false" fo:background-color="transparent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ir.A1"/>
    </style:style>
    <style:style style:name="ce13" style:family="table-cell" style:parent-style-name="Default" style:data-style-name="N114">
      <style:table-cell-properties fo:background-color="#ffe4c4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36" style:family="table-cell" style:parent-style-name="Default" style:data-style-name="N114">
      <style:table-cell-properties fo:background-color="#00bfff" style:text-align-source="fix" style:repeat-content="false"/>
      <style:paragraph-properties fo:text-align="center" fo:margin-left="0mm"/>
      <style:text-properties fo:font-size="8pt" style:font-size-asian="8pt" style:font-size-complex="8pt"/>
      <style:map style:condition="is-true-formula(ISFORMULA([.A1]))" style:apply-style-name="FORMULA" style:base-cell-address="Air.A1"/>
    </style:style>
    <style:style style:name="ce37" style:family="table-cell" style:parent-style-name="Default" style:data-style-name="N1">
      <style:table-cell-properties fo:background-color="#ff0000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38" style:family="table-cell" style:parent-style-name="Default">
      <style:table-cell-properties fo:background-color="#ffd700" style:text-align-source="fix" style:repeat-content="false" fo:wrap-option="wrap" style:vertical-align="top"/>
      <style:paragraph-properties fo:text-align="center" fo:margin-left="0mm"/>
      <style:map style:condition="is-true-formula(ISFORMULA([.A1]))" style:apply-style-name="FORMULA" style:base-cell-address="Air.A1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ISFORMULA([.A1]))" style:apply-style-name="FORMULA" style:base-cell-address="Air.A1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  <style:map style:condition="is-true-formula(ISFORMULA([.A1]))" style:apply-style-name="FORMULA" style:base-cell-address="Air.A1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map style:condition="is-true-formula(ISFORMULA([.A1]))" style:apply-style-name="FORMULA" style:base-cell-address="Air.A1"/>
    </style:style>
    <style:style style:name="ce18" style:family="table-cell" style:parent-style-name="Default" style:data-style-name="N115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  <style:map style:condition="is-true-formula(ISFORMULA([.A1]))" style:apply-style-name="FORMULA" style:base-cell-address="Air.A1"/>
    </style:style>
    <style:style style:name="ce43" style:family="table-cell" style:parent-style-name="Default" style:data-style-name="N114">
      <style:table-cell-properties fo:background-color="#00bfff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4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map style:condition="is-true-formula(ISFORMULA([.A1]))" style:apply-style-name="FORMULA" style:base-cell-address="Air.A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B2]))" style:apply-style-name="FORMULA" style:base-cell-address="TOC.B2"/>
    </style:style>
    <style:style style:name="ce51" style:family="table-cell" style:parent-style-name="Default">
      <style:table-cell-properties fo:background-color="#00bfff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B2]))" style:apply-style-name="FORMULA" style:base-cell-address="TOC.B2"/>
    </style:style>
    <style:style style:name="ce53" style:family="table-cell" style:parent-style-name="Default">
      <style:table-cell-properties fo:background-color="#ffa500"/>
    </style:style>
    <style:style style:name="ce54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 style:data-style-name="N124">
      <style:table-cell-properties fo:background-color="#ffffe0"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svg:stroke-width="1.5mm" svg:stroke-color="#000000" draw:marker-start-width="4.25mm" draw:marker-end-width="4.25mm" draw:fill="none" draw:fill-color="#000000" draw:textarea-horizontal-align="justify" draw:textarea-vertical-align="middle" draw:auto-grow-height="false" fo:min-height="18.57mm" fo:min-width="45.82mm" fo:padding-top="0.75mm" fo:padding-bottom="0.75mm" fo:padding-left="0.75mm" fo:padding-right="0.75mm" loext:decorative="false"/>
      <style:paragraph-properties fo:text-align="center"/>
    </style:style>
    <style:style style:name="gr2" style:family="graphic" style:parent-style-name="Default">
      <style:graphic-properties draw:fill-color="#2f4f4f" draw:textarea-horizontal-align="justify" draw:textarea-vertical-align="middle" draw:auto-grow-height="false" fo:min-height="16.21mm" fo:min-width="5.39mm" loext:decorative="false"/>
      <style:paragraph-properties fo:text-align="center"/>
    </style:style>
    <style:style style:name="gr3" style:family="graphic" style:parent-style-name="Default">
      <style:graphic-properties draw:fill-color="#2f4f4f" draw:textarea-horizontal-align="justify" draw:textarea-vertical-align="middle" draw:auto-grow-height="false" fo:min-height="2.01mm" fo:min-width="18.31mm" loext:decorative="false"/>
      <style:paragraph-properties fo:text-align="center"/>
    </style:style>
    <style:style style:name="gr4" style:family="graphic" style:parent-style-name="Default">
      <style:graphic-properties svg:stroke-width="1mm" svg:stroke-color="#000000" draw:marker-start-width="3.5mm" draw:marker-end="Arrow" draw:marker-end-width="3.5mm" draw:fill-color="#000000" draw:textarea-horizontal-align="center" draw:textarea-vertical-align="middle" fo:padding-top="0.5mm" fo:padding-bottom="0.5mm" fo:padding-left="0.5mm" fo:padding-right="0.5mm" loext:decorative="false"/>
      <style:paragraph-properties fo:text-align="center"/>
    </style:style>
    <style:style style:name="gr5" style:family="graphic" style:parent-style-name="Default">
      <style:graphic-properties draw:stroke="none" svg:stroke-color="#000000" draw:fill="none" draw:fill-color="#ffffff" fo:min-height="4.69mm" loext:decorative="false"/>
      <style:paragraph-properties style:writing-mode="lr-tb"/>
    </style:style>
    <style:style style:name="gr6" style:family="graphic" style:parent-style-name="Default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12.08mm" fo:min-width="12.08mm" fo:padding-top="0.5mm" fo:padding-bottom="0.5mm" fo:padding-left="0.5mm" fo:padding-right="0.5mm" loext:decorative="false"/>
      <style:paragraph-properties fo:text-align="center"/>
    </style:style>
    <style:style style:name="gr7" style:family="graphic" style:parent-style-name="Default">
      <style:graphic-properties draw:stroke="none" draw:fill="none" draw:textarea-horizontal-align="center" draw:textarea-vertical-align="middle" draw:ole-draw-aspect="1" style:protect="size" loext:decorative="false"/>
      <style:paragraph-properties fo:text-align="center"/>
    </style:style>
    <style:style style:name="gr8" style:family="graphic" style:parent-style-name="Default">
      <style:graphic-properties draw:stroke="none" svg:stroke-color="#000000" draw:fill="none" draw:fill-color="#ffffff" fo:min-height="5.19mm" loext:decorative="false"/>
      <style:paragraph-properties style:writing-mode="lr-tb"/>
    </style:style>
    <style:style style:name="gr9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10" style:family="graphic" style:parent-style-name="Note">
      <style:graphic-properties fo:min-height="19.76mm" loext:decorative="false"/>
      <style:paragraph-properties style:writing-mode="lr-tb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-color="#2f4f4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family="Symbol"/>
    </style:style>
  </office:automatic-styles>
  <office:body>
    <office:spreadsheet>
      <table:calculation-settings table:automatic-find-labels="false"/>
      <table:table table:name="Air" table:style-name="ta1">
        <table:shapes>
          <draw:custom-shape draw:z-index="0" draw:name="Shape 1" draw:style-name="gr1" draw:text-style-name="P1" svg:width="45.82mm" svg:height="18.57mm" svg:x="42.32mm" svg:y="13.72mm">
            <text:p/>
            <draw:enhanced-geometry svg:viewBox="0 0 21600 21600" draw:type="rectangle" draw:enhanced-path="M 0 0 L 21600 0 21600 21600 0 21600 0 0 Z N"/>
          </draw:custom-shape>
          <draw:custom-shape draw:z-index="1" draw:name="Shape 2" draw:style-name="gr2" draw:text-style-name="P2" svg:width="5.39mm" svg:height="16.21mm" svg:x="51.5mm" svg:y="14.71mm">
            <text:p/>
            <draw:enhanced-geometry svg:viewBox="0 0 21600 21600" draw:type="rectangle" draw:enhanced-path="M 0 0 L 21600 0 21600 21600 0 21600 0 0 Z N"/>
          </draw:custom-shape>
          <draw:custom-shape draw:z-index="2" draw:name="Shape 3" draw:style-name="gr3" draw:text-style-name="P2" svg:width="18.31mm" svg:height="2.01mm" svg:x="33.34mm" svg:y="21.74mm">
            <text:p/>
            <draw:enhanced-geometry svg:viewBox="0 0 21600 21600" draw:type="rectangle" draw:enhanced-path="M 0 0 L 21600 0 21600 21600 0 21600 0 0 Z N"/>
          </draw:custom-shape>
          <draw:line draw:z-index="3" draw:name="Line 1" draw:style-name="gr4" draw:text-style-name="P3" svg:x1="57.37mm" svg:y1="36.05mm" svg:x2="87.47mm" svg:y2="36.2mm">
            <text:p/>
          </draw:line>
          <draw:frame draw:z-index="4" draw:name="Text Frame 1" draw:style-name="gr5" draw:text-style-name="P4" svg:width="5.48mm" svg:height="4.69mm" svg:x="52.73mm" svg:y="34.21mm">
            <draw:text-box>
              <text:p>X</text:p>
            </draw:text-box>
          </draw:frame>
          <draw:custom-shape draw:z-index="5" draw:name="Shape 4" draw:style-name="gr6" draw:text-style-name="P5" svg:width="17.06mm" svg:height="17.06mm" svg:x="93.93mm" svg:y="14.85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Text Frame 2" draw:style-name="gr5" draw:text-style-name="P4" svg:width="5.48mm" svg:height="4.69mm" svg:x="99.25mm" svg:y="20.81mm">
            <draw:text-box>
              <text:p>A</text:p>
            </draw:text-box>
          </draw:frame>
          <draw:frame draw:z-index="7" draw:name="embedded object (OLE) 1" draw:style-name="gr7" draw:text-style-name="P6" svg:width="15.91mm" svg:height="10.03mm" svg:x="66.59mm" svg:y="20.59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8" draw:name="Text Frame 3" draw:style-name="gr8" draw:text-style-name="P4" svg:width="5.48mm" svg:height="5.19mm" svg:x="101.85mm" svg:y="24.49mm">
            <draw:text-box>
              <text:p><text:span text:style-name="T1"></text:span></text:p>
            </draw:text-box>
          </draw:frame>
          <draw:frame draw:z-index="11" draw:style-name="gr9" draw:text-style-name="P6" svg:width="220.36mm" svg:height="105.74mm" svg:x="10.58mm" svg:y="156.54mm">
            <draw:object draw:notify-on-update-of-ranges="Air.F13:Air.F32 Air.K13:Air.K3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4" draw:name="embedded object (OLE) 6" draw:style-name="gr7" draw:text-style-name="P6" svg:width="15.91mm" svg:height="10.03mm" svg:x="218.69mm" svg:y="36.17m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3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7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1"/>
        <table:table-column table:style-name="co19" table:default-cell-style-name="ce3"/>
        <table:table-column table:style-name="co20" table:default-cell-style-name="ce3"/>
        <table:table-column table:style-name="co4" table:default-cell-style-name="ce1"/>
        <table:table-column table:style-name="co21" table:number-columns-repeated="1003" table:default-cell-style-name="ce1"/>
        <table:table-row table:style-name="ro1">
          <table:table-cell table:number-columns-repeated="4"/>
          <table:table-cell table:style-name="ce25" office:value-type="string" calcext:value-type="string" table:number-columns-spanned="7" table:number-rows-spanned="1">
            <text:p>COPheating = Th / (Th - Tc) <text:s text:c="6"/></text:p>
          </table:table-cell>
          <table:covered-table-cell table:number-columns-repeated="6" table:style-name="ce30"/>
          <table:table-cell table:number-columns-repeated="1016"/>
        </table:table-row>
        <table:table-row table:style-name="ro2">
          <table:table-cell table:number-columns-repeated="4"/>
          <table:table-cell table:style-name="ce28" office:value-type="string" calcext:value-type="string" table:number-columns-spanned="7" table:number-rows-spanned="1">
            <text:p>Eintemal =N(#ofdegreesoffreedom)12kT=3NkT </text:p>
          </table:table-cell>
          <table:covered-table-cell table:number-columns-repeated="6" table:style-name="ce30"/>
          <table:table-cell table:number-columns-repeated="4"/>
          <table:table-cell office:value-type="string" calcext:value-type="string">
            <text:p>R dry air=</text:p>
          </table:table-cell>
          <table:table-cell office:value-type="float" office:value="287.052874" calcext:value-type="float">
            <text:p>287.052874</text:p>
          </table:table-cell>
          <table:table-cell office:value-type="string" calcext:value-type="string">
            <text:p>J/kgK</text:p>
          </table:table-cell>
          <table:table-cell table:number-columns-repeated="1009"/>
        </table:table-row>
        <table:table-row table:style-name="ro1">
          <table:table-cell table:number-columns-repeated="1027"/>
        </table:table-row>
        <table:table-row table:style-name="ro1">
          <table:table-cell table:number-columns-repeated="15"/>
          <table:table-cell office:value-type="string" calcext:value-type="string">
            <text:p>Radius=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mm</text:p>
          </table:table-cell>
          <table:table-cell table:number-columns-repeated="1009"/>
        </table:table-row>
        <table:table-row table:style-name="ro1">
          <table:table-cell table:number-columns-repeated="15"/>
          <table:table-cell office:value-type="string" calcext:value-type="string">
            <text:p>Area=</text:p>
          </table:table-cell>
          <table:table-cell table:style-name="ce7" table:formula="of:=+3.1415*[.Q4]*[.Q4]" office:value-type="float" office:value="1963.4375" calcext:value-type="float">
            <text:p>1963</text:p>
          </table:table-cell>
          <table:table-cell table:style-name="ce1" office:value-type="string" calcext:value-type="string">
            <text:p>mm²</text:p>
          </table:table-cell>
          <table:table-cell table:number-columns-repeated="1009"/>
        </table:table-row>
        <table:table-row table:style-name="ro1" table:number-rows-repeated="2">
          <table:table-cell table:number-columns-repeated="1027"/>
        </table:table-row>
        <table:table-row table:style-name="ro1">
          <table:table-cell table:number-columns-repeated="19"/>
          <table:table-cell>
            <draw:frame draw:z-index="9" draw:name="embedded object (OLE) 2" draw:style-name="gr7" draw:text-style-name="P6" svg:width="18.17mm" svg:height="10.77mm" svg:x="2.43mm" svg:y="3.94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number-columns-repeated="11"/>
          <table:table-cell>
            <draw:frame draw:z-index="10" draw:name="embedded object (OLE) 3" draw:style-name="gr7" draw:text-style-name="P6" svg:width="12.76mm" svg:height="10.03mm" svg:x="0.69mm" svg:y="0.59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draw:z-index="12" draw:name="embedded object (OLE) 4" draw:style-name="gr7" draw:text-style-name="P6" svg:width="20.65mm" svg:height="10.4mm" svg:x="2.18mm" svg:y="0.45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draw:z-index="13" draw:name="embedded object (OLE) 5" draw:style-name="gr7" draw:text-style-name="P6" svg:width="20.65mm" svg:height="10.4mm" svg:x="11.46mm" svg:y="0.45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table:number-columns-repeated="1027"/>
        </table:table-row>
        <table:table-row table:style-name="ro1">
          <table:table-cell table:number-columns-repeated="9"/>
          <table:table-cell office:value-type="string" calcext:value-type="string">
            <text:p>Isobaric</text:p>
          </table:table-cell>
          <table:table-cell table:number-columns-repeated="10"/>
          <table:table-cell office:value-type="string" calcext:value-type="string">
            <text:p>Isothermal</text:p>
          </table:table-cell>
          <table:table-cell table:number-columns-repeated="1006"/>
        </table:table-row>
        <table:table-row table:style-name="ro3">
          <table:table-cell table:style-name="ce2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 (mm2)</text:p>
          </table:table-cell>
          <table:table-cell table:style-name="ce4" office:value-type="string" calcext:value-type="string">
            <text:p>Xn (mm)</text:p>
          </table:table-cell>
          <table:table-cell table:style-name="ce8" office:value-type="string" calcext:value-type="string">
            <text:p>Δx</text:p>
          </table:table-cell>
          <table:table-cell table:style-name="ce8" office:value-type="string" calcext:value-type="string">
            <text:p>Vn (litre)</text:p>
          </table:table-cell>
          <table:table-cell table:style-name="ce8" office:value-type="string" calcext:value-type="string">
            <text:p>Vn (m3)</text:p>
          </table:table-cell>
          <table:table-cell table:style-name="ce8" office:value-type="string" calcext:value-type="string">
            <office:annotation draw:style-name="gr10" svg:width="28.99mm" svg:height="21.76mm" svg:x="118.91mm" svg:y="37.51mm" draw:caption-point-x="-6.1mm" draw:caption-point-y="15.1mm">
              <dc:creator>Unknown Author</dc:creator>
              <dc:date>2024-04-08T00:00:00</dc:date>
              <text:p>https://www.omnicalculator.com/physics/ideal-gas-law</text:p>
            </office:annotation>
            <text:p>MOL</text:p>
          </table:table-cell>
          <table:table-cell/>
          <table:table-cell table:style-name="ce4" office:value-type="string" calcext:value-type="string">
            <text:p>Pn(Pa)</text:p>
          </table:table-cell>
          <table:table-cell table:style-name="ce4" office:value-type="string" calcext:value-type="string">
            <text:p>Tn celcius</text:p>
          </table:table-cell>
          <table:table-cell table:style-name="ce4" office:value-type="string" calcext:value-type="string">
            <text:p>Tn (kelvin)</text:p>
          </table:table-cell>
          <table:table-cell/>
          <table:table-cell table:style-name="ce38" office:value-type="string" calcext:value-type="string">
            <text:p>Work Joule</text:p>
          </table:table-cell>
          <table:table-cell table:style-name="ce38" office:value-type="string" calcext:value-type="string">
            <text:p>Entropy</text:p>
          </table:table-cell>
          <table:table-cell table:style-name="Default"/>
          <table:table-cell table:style-name="ce4" office:value-type="string" calcext:value-type="string">
            <text:p>PnVn/Tn</text:p>
          </table:table-cell>
          <table:table-cell table:number-columns-repeated="2"/>
          <table:table-cell table:style-name="ce4" office:value-type="string" calcext:value-type="string">
            <text:p>Pn(Pa)</text:p>
          </table:table-cell>
          <table:table-cell table:style-name="ce4" office:value-type="string" calcext:value-type="string">
            <text:p>Tn celcius</text:p>
          </table:table-cell>
          <table:table-cell table:style-name="ce4" office:value-type="string" calcext:value-type="string">
            <text:p>Tn (kelvin)</text:p>
          </table:table-cell>
          <table:table-cell table:style-name="Default"/>
          <table:table-cell table:style-name="ce38" office:value-type="string" calcext:value-type="string">
            <text:p>Work Joule</text:p>
          </table:table-cell>
          <table:table-cell table:style-name="ce38" office:value-type="string" calcext:value-type="string">
            <text:p>Entropy</text:p>
          </table:table-cell>
          <table:table-cell table:style-name="ce2" table:number-columns-repeated="100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6" table:formula="of:=+[.$Q$5]" office:value-type="float" office:value="1963.4375" calcext:value-type="float">
            <text:p>1963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" calcext:value-type="float">
            <text:p>5</text:p>
          </table:table-cell>
          <table:table-cell table:style-name="ce9" table:formula="of:=+[.C13]*[.D13]/100/100/100" office:value-type="float" office:value="0.3926875" calcext:value-type="float">
            <text:p>0.393</text:p>
          </table:table-cell>
          <table:table-cell table:style-name="ce11" table:formula="of:=+[.C13]*[.D13]/1000/1000/1000" office:value-type="float" office:value="0.0003926875" calcext:value-type="float">
            <text:p>392.688E-06</text:p>
          </table:table-cell>
          <table:table-cell table:style-name="ce11" office:value-type="float" office:value="0.00001699336" calcext:value-type="float">
            <text:p>16.993E-06</text:p>
          </table:table-cell>
          <table:table-cell/>
          <table:table-cell table:style-name="ce13" office:value-type="float" office:value="100000" calcext:value-type="float">
            <text:p>100E+03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+273+[.K13]" office:value-type="float" office:value="278" calcext:value-type="float">
            <text:p>278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Default"/>
          <table:table-cell table:style-name="ce11" table:formula="of:=+[.J13]*[.G13]/[.L13]" office:value-type="float" office:value="0.141254496402878" calcext:value-type="float">
            <text:p>141.254E-03</text:p>
          </table:table-cell>
          <table:table-cell table:number-columns-repeated="2"/>
          <table:table-cell table:style-name="ce13" table:formula="of:=+[.J13]" office:value-type="float" office:value="100000" calcext:value-type="float">
            <text:p>100E+03</text:p>
          </table:table-cell>
          <table:table-cell table:style-name="ce5" table:formula="of:=+[.$K$13]" office:value-type="float" office:value="5" calcext:value-type="float">
            <text:p>5</text:p>
          </table:table-cell>
          <table:table-cell table:style-name="ce5" table:formula="of:=+[.U13]+273" office:value-type="float" office:value="278" calcext:value-type="float">
            <text:p>278</text:p>
          </table:table-cell>
          <table:table-cell table:style-name="Default"/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13]-[.$E$13]" office:value-type="float" office:value="195" calcext:value-type="float">
            <text:p>19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4]*[.D14]/100/100/100" office:value-type="float" office:value="0.3828703125" calcext:value-type="float">
            <text:p>0.383</text:p>
          </table:table-cell>
          <table:table-cell table:style-name="ce12" table:formula="of:=+[.C14]*[.D14]/1000/1000/1000" office:value-type="float" office:value="0.0003828703125" calcext:value-type="float">
            <text:p>382.870E-06</text:p>
          </table:table-cell>
          <table:table-cell table:style-name="ce12" table:number-columns-repeated="2"/>
          <table:table-cell table:style-name="ce36" table:formula="of:=+[.J13]" office:value-type="float" office:value="100000" calcext:value-type="float">
            <text:p>100E+03</text:p>
          </table:table-cell>
          <table:table-cell table:style-name="ce37" table:formula="of:=+[.L14]-273" office:value-type="float" office:value="-1.94999999999999" calcext:value-type="float">
            <text:p>-2</text:p>
          </table:table-cell>
          <table:table-cell table:style-name="ce7" table:formula="of:=+[.J14]*[.G14]/[.Q14]" office:value-type="float" office:value="271.05" calcext:value-type="float">
            <text:p>271</text:p>
          </table:table-cell>
          <table:table-cell/>
          <table:table-cell table:style-name="ce7" table:formula="of:=+[.E14]*[.J14]/1000" office:value-type="float" office:value="500" calcext:value-type="float">
            <text:p>500</text:p>
          </table:table-cell>
          <table:table-cell table:style-name="ce10" table:formula="of:=+[.N14]/[.L14]" office:value-type="float" office:value="1.84467810367091" calcext:value-type="float">
            <text:p>1.845</text:p>
          </table:table-cell>
          <table:table-cell table:style-name="Default"/>
          <table:table-cell table:style-name="ce18" table:formula="of:=+[.Q13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14]/[.G14]*[.V14]" office:value-type="float" office:value="102564.102564103" calcext:value-type="float">
            <text:p>103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14]+273" office:value-type="float" office:value="278" calcext:value-type="float">
            <text:p>278</text:p>
          </table:table-cell>
          <table:table-cell table:style-name="Default"/>
          <table:table-cell table:style-name="ce7" table:formula="of:=+[.E14]*[.T14]/1000" office:value-type="float" office:value="512.820512820513" calcext:value-type="float">
            <text:p>513</text:p>
          </table:table-cell>
          <table:table-cell table:style-name="ce10" table:formula="of:=+[.X14]/[.V14]" office:value-type="float" office:value="1.84467810367091" calcext:value-type="float">
            <text:p>1.84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14]-[.$E$13]" office:value-type="float" office:value="190" calcext:value-type="float">
            <text:p>19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5]*[.D15]/100/100/100" office:value-type="float" office:value="0.373053125" calcext:value-type="float">
            <text:p>0.373</text:p>
          </table:table-cell>
          <table:table-cell table:style-name="ce12" table:formula="of:=+[.C15]*[.D15]/1000/1000/1000" office:value-type="float" office:value="0.000373053125" calcext:value-type="float">
            <text:p>373.053E-06</text:p>
          </table:table-cell>
          <table:table-cell table:style-name="ce12" table:number-columns-repeated="2"/>
          <table:table-cell table:style-name="ce36" table:formula="of:=+[.J14]" office:value-type="float" office:value="100000" calcext:value-type="float">
            <text:p>100E+03</text:p>
          </table:table-cell>
          <table:table-cell table:style-name="ce37" table:formula="of:=+[.L15]-273" office:value-type="float" office:value="-8.90000000000003" calcext:value-type="float">
            <text:p>-9</text:p>
          </table:table-cell>
          <table:table-cell table:style-name="ce7" table:formula="of:=+[.J15]*[.G15]/[.Q15]" office:value-type="float" office:value="264.1" calcext:value-type="float">
            <text:p>264</text:p>
          </table:table-cell>
          <table:table-cell table:style-name="ce7"/>
          <table:table-cell table:style-name="ce7" table:formula="of:=+[.E15]*[.J15]/1000" office:value-type="float" office:value="500" calcext:value-type="float">
            <text:p>500</text:p>
          </table:table-cell>
          <table:table-cell table:style-name="ce10" table:formula="of:=+[.N15]/[.L15]" office:value-type="float" office:value="1.89322226429383" calcext:value-type="float">
            <text:p>1.893</text:p>
          </table:table-cell>
          <table:table-cell table:style-name="Default"/>
          <table:table-cell table:style-name="ce18" table:formula="of:=+[.Q14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15]/[.G15]*[.V15]" office:value-type="float" office:value="105263.157894737" calcext:value-type="float">
            <text:p>105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15]+273" office:value-type="float" office:value="278" calcext:value-type="float">
            <text:p>278</text:p>
          </table:table-cell>
          <table:table-cell table:style-name="Default"/>
          <table:table-cell table:style-name="ce7" table:formula="of:=+[.E15]*[.T15]/1000" office:value-type="float" office:value="526.315789473684" calcext:value-type="float">
            <text:p>526</text:p>
          </table:table-cell>
          <table:table-cell table:style-name="ce10" table:formula="of:=+[.X15]/[.V15]" office:value-type="float" office:value="1.89322226429383" calcext:value-type="float">
            <text:p>1.893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15]-[.$E$13]" office:value-type="float" office:value="185" calcext:value-type="float">
            <text:p>18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6]*[.D16]/100/100/100" office:value-type="float" office:value="0.3632359375" calcext:value-type="float">
            <text:p>0.363</text:p>
          </table:table-cell>
          <table:table-cell table:style-name="ce12" table:formula="of:=+[.C16]*[.D16]/1000/1000/1000" office:value-type="float" office:value="0.0003632359375" calcext:value-type="float">
            <text:p>363.236E-06</text:p>
          </table:table-cell>
          <table:table-cell table:style-name="ce12" table:number-columns-repeated="2"/>
          <table:table-cell table:style-name="ce36" table:formula="of:=+[.J15]" office:value-type="float" office:value="100000" calcext:value-type="float">
            <text:p>100E+03</text:p>
          </table:table-cell>
          <table:table-cell table:style-name="ce37" table:formula="of:=+[.L16]-273" office:value-type="float" office:value="-15.85" calcext:value-type="float">
            <text:p>-16</text:p>
          </table:table-cell>
          <table:table-cell table:style-name="ce7" table:formula="of:=+[.J16]*[.G16]/[.Q16]" office:value-type="float" office:value="257.15" calcext:value-type="float">
            <text:p>257</text:p>
          </table:table-cell>
          <table:table-cell table:style-name="ce7"/>
          <table:table-cell table:style-name="ce7" table:formula="of:=+[.E16]*[.J16]/1000" office:value-type="float" office:value="500" calcext:value-type="float">
            <text:p>500</text:p>
          </table:table-cell>
          <table:table-cell table:style-name="ce10" table:formula="of:=+[.N16]/[.L16]" office:value-type="float" office:value="1.94439043359907" calcext:value-type="float">
            <text:p>1.944</text:p>
          </table:table-cell>
          <table:table-cell table:style-name="Default"/>
          <table:table-cell table:style-name="ce18" table:formula="of:=+[.Q15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16]/[.G16]*[.V16]" office:value-type="float" office:value="108108.108108108" calcext:value-type="float">
            <text:p>108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16]+273" office:value-type="float" office:value="278" calcext:value-type="float">
            <text:p>278</text:p>
          </table:table-cell>
          <table:table-cell table:style-name="Default"/>
          <table:table-cell table:style-name="ce7" table:formula="of:=+[.E16]*[.T16]/1000" office:value-type="float" office:value="540.540540540541" calcext:value-type="float">
            <text:p>541</text:p>
          </table:table-cell>
          <table:table-cell table:style-name="ce10" table:formula="of:=+[.X16]/[.V16]" office:value-type="float" office:value="1.94439043359907" calcext:value-type="float">
            <text:p>1.944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16]-[.$E$13]" office:value-type="float" office:value="180" calcext:value-type="float">
            <text:p>18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7]*[.D17]/100/100/100" office:value-type="float" office:value="0.35341875" calcext:value-type="float">
            <text:p>0.353</text:p>
          </table:table-cell>
          <table:table-cell table:style-name="ce12" table:formula="of:=+[.C17]*[.D17]/1000/1000/1000" office:value-type="float" office:value="0.00035341875" calcext:value-type="float">
            <text:p>353.419E-06</text:p>
          </table:table-cell>
          <table:table-cell table:style-name="ce12" table:number-columns-repeated="2"/>
          <table:table-cell table:style-name="ce36" table:formula="of:=+[.J16]" office:value-type="float" office:value="100000" calcext:value-type="float">
            <text:p>100E+03</text:p>
          </table:table-cell>
          <table:table-cell table:style-name="ce37" table:formula="of:=+[.L17]-273" office:value-type="float" office:value="-22.8" calcext:value-type="float">
            <text:p>-23</text:p>
          </table:table-cell>
          <table:table-cell table:style-name="ce7" table:formula="of:=+[.J17]*[.G17]/[.Q17]" office:value-type="float" office:value="250.2" calcext:value-type="float">
            <text:p>250</text:p>
          </table:table-cell>
          <table:table-cell table:style-name="ce7"/>
          <table:table-cell table:style-name="ce7" table:formula="of:=+[.E17]*[.J17]/1000" office:value-type="float" office:value="500" calcext:value-type="float">
            <text:p>500</text:p>
          </table:table-cell>
          <table:table-cell table:style-name="ce10" table:formula="of:=+[.N17]/[.L17]" office:value-type="float" office:value="1.99840127897682" calcext:value-type="float">
            <text:p>1.998</text:p>
          </table:table-cell>
          <table:table-cell table:style-name="Default"/>
          <table:table-cell table:style-name="ce18" table:formula="of:=+[.Q16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17]/[.G17]*[.V17]" office:value-type="float" office:value="111111.111111111" calcext:value-type="float">
            <text:p>111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17]+273" office:value-type="float" office:value="278" calcext:value-type="float">
            <text:p>278</text:p>
          </table:table-cell>
          <table:table-cell table:style-name="Default"/>
          <table:table-cell table:style-name="ce7" table:formula="of:=+[.E17]*[.T17]/1000" office:value-type="float" office:value="555.555555555556" calcext:value-type="float">
            <text:p>556</text:p>
          </table:table-cell>
          <table:table-cell table:style-name="ce10" table:formula="of:=+[.X17]/[.V17]" office:value-type="float" office:value="1.99840127897682" calcext:value-type="float">
            <text:p>1.99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17]-[.$E$13]" office:value-type="float" office:value="175" calcext:value-type="float">
            <text:p>17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8]*[.D18]/100/100/100" office:value-type="float" office:value="0.3436015625" calcext:value-type="float">
            <text:p>0.344</text:p>
          </table:table-cell>
          <table:table-cell table:style-name="ce12" table:formula="of:=+[.C18]*[.D18]/1000/1000/1000" office:value-type="float" office:value="0.0003436015625" calcext:value-type="float">
            <text:p>343.602E-06</text:p>
          </table:table-cell>
          <table:table-cell table:style-name="ce12" table:number-columns-repeated="2"/>
          <table:table-cell table:style-name="ce36" table:formula="of:=+[.J17]" office:value-type="float" office:value="100000" calcext:value-type="float">
            <text:p>100E+03</text:p>
          </table:table-cell>
          <table:table-cell table:style-name="ce37" table:formula="of:=+[.L18]-273" office:value-type="float" office:value="-29.7500000000001" calcext:value-type="float">
            <text:p>-30</text:p>
          </table:table-cell>
          <table:table-cell table:style-name="ce7" table:formula="of:=+[.J18]*[.G18]/[.Q18]" office:value-type="float" office:value="243.25" calcext:value-type="float">
            <text:p>243</text:p>
          </table:table-cell>
          <table:table-cell table:style-name="ce7"/>
          <table:table-cell table:style-name="ce7" table:formula="of:=+[.E18]*[.J18]/1000" office:value-type="float" office:value="500" calcext:value-type="float">
            <text:p>500</text:p>
          </table:table-cell>
          <table:table-cell table:style-name="ce10" table:formula="of:=+[.N18]/[.L18]" office:value-type="float" office:value="2.05549845837616" calcext:value-type="float">
            <text:p>2.055</text:p>
          </table:table-cell>
          <table:table-cell table:style-name="Default"/>
          <table:table-cell table:style-name="ce18" table:formula="of:=+[.Q17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18]/[.G18]*[.V18]" office:value-type="float" office:value="114285.714285714" calcext:value-type="float">
            <text:p>114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18]+273" office:value-type="float" office:value="278" calcext:value-type="float">
            <text:p>278</text:p>
          </table:table-cell>
          <table:table-cell table:style-name="Default"/>
          <table:table-cell table:style-name="ce7" table:formula="of:=+[.E18]*[.T18]/1000" office:value-type="float" office:value="571.428571428571" calcext:value-type="float">
            <text:p>571</text:p>
          </table:table-cell>
          <table:table-cell table:style-name="ce10" table:formula="of:=+[.X18]/[.V18]" office:value-type="float" office:value="2.05549845837616" calcext:value-type="float">
            <text:p>2.05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18]-[.$E$13]" office:value-type="float" office:value="170" calcext:value-type="float">
            <text:p>17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19]*[.D19]/100/100/100" office:value-type="float" office:value="0.333784375" calcext:value-type="float">
            <text:p>0.334</text:p>
          </table:table-cell>
          <table:table-cell table:style-name="ce12" table:formula="of:=+[.C19]*[.D19]/1000/1000/1000" office:value-type="float" office:value="0.000333784375" calcext:value-type="float">
            <text:p>333.784E-06</text:p>
          </table:table-cell>
          <table:table-cell table:style-name="ce12" table:number-columns-repeated="2"/>
          <table:table-cell table:style-name="ce36" table:formula="of:=+[.J18]" office:value-type="float" office:value="100000" calcext:value-type="float">
            <text:p>100E+03</text:p>
          </table:table-cell>
          <table:table-cell table:style-name="ce37" table:formula="of:=+[.L19]-273" office:value-type="float" office:value="-36.7" calcext:value-type="float">
            <text:p>-37</text:p>
          </table:table-cell>
          <table:table-cell table:style-name="ce7" table:formula="of:=+[.J19]*[.G19]/[.Q19]" office:value-type="float" office:value="236.3" calcext:value-type="float">
            <text:p>236</text:p>
          </table:table-cell>
          <table:table-cell table:style-name="ce7"/>
          <table:table-cell table:style-name="ce7" table:formula="of:=+[.E19]*[.J19]/1000" office:value-type="float" office:value="500" calcext:value-type="float">
            <text:p>500</text:p>
          </table:table-cell>
          <table:table-cell table:style-name="ce10" table:formula="of:=+[.N19]/[.L19]" office:value-type="float" office:value="2.11595429538722" calcext:value-type="float">
            <text:p>2.116</text:p>
          </table:table-cell>
          <table:table-cell table:style-name="Default"/>
          <table:table-cell table:style-name="ce18" table:formula="of:=+[.Q18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19]/[.G19]*[.V19]" office:value-type="float" office:value="117647.058823529" calcext:value-type="float">
            <text:p>118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19]+273" office:value-type="float" office:value="278" calcext:value-type="float">
            <text:p>278</text:p>
          </table:table-cell>
          <table:table-cell table:style-name="Default"/>
          <table:table-cell table:style-name="ce7" table:formula="of:=+[.E19]*[.T19]/1000" office:value-type="float" office:value="588.235294117647" calcext:value-type="float">
            <text:p>588</text:p>
          </table:table-cell>
          <table:table-cell table:style-name="ce10" table:formula="of:=+[.X19]/[.V19]" office:value-type="float" office:value="2.11595429538722" calcext:value-type="float">
            <text:p>2.116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19]-[.$E$13]" office:value-type="float" office:value="165" calcext:value-type="float">
            <text:p>16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0]*[.D20]/100/100/100" office:value-type="float" office:value="0.3239671875" calcext:value-type="float">
            <text:p>0.324</text:p>
          </table:table-cell>
          <table:table-cell table:style-name="ce12" table:formula="of:=+[.C20]*[.D20]/1000/1000/1000" office:value-type="float" office:value="0.0003239671875" calcext:value-type="float">
            <text:p>323.967E-06</text:p>
          </table:table-cell>
          <table:table-cell table:style-name="ce12" table:number-columns-repeated="2"/>
          <table:table-cell table:style-name="ce36" table:formula="of:=+[.J19]" office:value-type="float" office:value="100000" calcext:value-type="float">
            <text:p>100E+03</text:p>
          </table:table-cell>
          <table:table-cell table:style-name="ce37" table:formula="of:=+[.L20]-273" office:value-type="float" office:value="-43.65" calcext:value-type="float">
            <text:p>-44</text:p>
          </table:table-cell>
          <table:table-cell table:style-name="ce7" table:formula="of:=+[.J20]*[.G20]/[.Q20]" office:value-type="float" office:value="229.35" calcext:value-type="float">
            <text:p>229</text:p>
          </table:table-cell>
          <table:table-cell table:style-name="ce7"/>
          <table:table-cell table:style-name="ce7" table:formula="of:=+[.E20]*[.J20]/1000" office:value-type="float" office:value="500" calcext:value-type="float">
            <text:p>500</text:p>
          </table:table-cell>
          <table:table-cell table:style-name="ce10" table:formula="of:=+[.N20]/[.L20]" office:value-type="float" office:value="2.18007412252017" calcext:value-type="float">
            <text:p>2.180</text:p>
          </table:table-cell>
          <table:table-cell table:style-name="Default"/>
          <table:table-cell table:style-name="ce18" table:formula="of:=+[.Q19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20]/[.G20]*[.V20]" office:value-type="float" office:value="121212.121212121" calcext:value-type="float">
            <text:p>121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20]+273" office:value-type="float" office:value="278" calcext:value-type="float">
            <text:p>278</text:p>
          </table:table-cell>
          <table:table-cell table:style-name="Default"/>
          <table:table-cell table:style-name="ce7" table:formula="of:=+[.E20]*[.T20]/1000" office:value-type="float" office:value="606.060606060606" calcext:value-type="float">
            <text:p>606</text:p>
          </table:table-cell>
          <table:table-cell table:style-name="ce10" table:formula="of:=+[.X20]/[.V20]" office:value-type="float" office:value="2.18007412252017" calcext:value-type="float">
            <text:p>2.18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20]-[.$E$13]" office:value-type="float" office:value="160" calcext:value-type="float">
            <text:p>16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1]*[.D21]/100/100/100" office:value-type="float" office:value="0.31415" calcext:value-type="float">
            <text:p>0.314</text:p>
          </table:table-cell>
          <table:table-cell table:style-name="ce12" table:formula="of:=+[.C21]*[.D21]/1000/1000/1000" office:value-type="float" office:value="0.00031415" calcext:value-type="float">
            <text:p>314.150E-06</text:p>
          </table:table-cell>
          <table:table-cell table:style-name="ce12" table:number-columns-repeated="2"/>
          <table:table-cell table:style-name="ce36" table:formula="of:=+[.J20]" office:value-type="float" office:value="100000" calcext:value-type="float">
            <text:p>100E+03</text:p>
          </table:table-cell>
          <table:table-cell table:style-name="ce37" table:formula="of:=+[.L21]-273" office:value-type="float" office:value="-50.6000000000001" calcext:value-type="float">
            <text:p>-51</text:p>
          </table:table-cell>
          <table:table-cell table:style-name="ce7" table:formula="of:=+[.J21]*[.G21]/[.Q21]" office:value-type="float" office:value="222.4" calcext:value-type="float">
            <text:p>222</text:p>
          </table:table-cell>
          <table:table-cell table:style-name="ce7"/>
          <table:table-cell table:style-name="ce7" table:formula="of:=+[.E21]*[.J21]/1000" office:value-type="float" office:value="500" calcext:value-type="float">
            <text:p>500</text:p>
          </table:table-cell>
          <table:table-cell table:style-name="ce10" table:formula="of:=+[.N21]/[.L21]" office:value-type="float" office:value="2.24820143884892" calcext:value-type="float">
            <text:p>2.248</text:p>
          </table:table-cell>
          <table:table-cell table:style-name="Default"/>
          <table:table-cell table:style-name="ce18" table:formula="of:=+[.Q20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21]/[.G21]*[.V21]" office:value-type="float" office:value="125000" calcext:value-type="float">
            <text:p>125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21]+273" office:value-type="float" office:value="278" calcext:value-type="float">
            <text:p>278</text:p>
          </table:table-cell>
          <table:table-cell table:style-name="Default"/>
          <table:table-cell table:style-name="ce7" table:formula="of:=+[.E21]*[.T21]/1000" office:value-type="float" office:value="625" calcext:value-type="float">
            <text:p>625</text:p>
          </table:table-cell>
          <table:table-cell table:style-name="ce10" table:formula="of:=+[.X21]/[.V21]" office:value-type="float" office:value="2.24820143884892" calcext:value-type="float">
            <text:p>2.24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21]-[.$E$13]" office:value-type="float" office:value="155" calcext:value-type="float">
            <text:p>15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2]*[.D22]/100/100/100" office:value-type="float" office:value="0.3043328125" calcext:value-type="float">
            <text:p>0.304</text:p>
          </table:table-cell>
          <table:table-cell table:style-name="ce12" table:formula="of:=+[.C22]*[.D22]/1000/1000/1000" office:value-type="float" office:value="0.0003043328125" calcext:value-type="float">
            <text:p>304.333E-06</text:p>
          </table:table-cell>
          <table:table-cell table:style-name="ce12" table:number-columns-repeated="2"/>
          <table:table-cell table:style-name="ce36" table:formula="of:=+[.J21]" office:value-type="float" office:value="100000" calcext:value-type="float">
            <text:p>100E+03</text:p>
          </table:table-cell>
          <table:table-cell table:style-name="ce37" table:formula="of:=+[.L22]-273" office:value-type="float" office:value="-57.55" calcext:value-type="float">
            <text:p>-58</text:p>
          </table:table-cell>
          <table:table-cell table:style-name="ce7" table:formula="of:=+[.J22]*[.G22]/[.Q22]" office:value-type="float" office:value="215.45" calcext:value-type="float">
            <text:p>215</text:p>
          </table:table-cell>
          <table:table-cell table:style-name="ce7"/>
          <table:table-cell table:style-name="ce7" table:formula="of:=+[.E22]*[.J22]/1000" office:value-type="float" office:value="500" calcext:value-type="float">
            <text:p>500</text:p>
          </table:table-cell>
          <table:table-cell table:style-name="ce10" table:formula="of:=+[.N22]/[.L22]" office:value-type="float" office:value="2.32072406590856" calcext:value-type="float">
            <text:p>2.321</text:p>
          </table:table-cell>
          <table:table-cell table:style-name="Default"/>
          <table:table-cell table:style-name="ce18" table:formula="of:=+[.Q21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22]/[.G22]*[.V22]" office:value-type="float" office:value="129032.258064516" calcext:value-type="float">
            <text:p>129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22]+273" office:value-type="float" office:value="278" calcext:value-type="float">
            <text:p>278</text:p>
          </table:table-cell>
          <table:table-cell table:style-name="Default"/>
          <table:table-cell table:style-name="ce7" table:formula="of:=+[.E22]*[.T22]/1000" office:value-type="float" office:value="645.161290322581" calcext:value-type="float">
            <text:p>645</text:p>
          </table:table-cell>
          <table:table-cell table:style-name="ce10" table:formula="of:=+[.X22]/[.V22]" office:value-type="float" office:value="2.32072406590856" calcext:value-type="float">
            <text:p>2.32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22]-[.$E$13]" office:value-type="float" office:value="150" calcext:value-type="float">
            <text:p>15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3]*[.D23]/100/100/100" office:value-type="float" office:value="0.294515625" calcext:value-type="float">
            <text:p>0.295</text:p>
          </table:table-cell>
          <table:table-cell table:style-name="ce12" table:formula="of:=+[.C23]*[.D23]/1000/1000/1000" office:value-type="float" office:value="0.000294515625" calcext:value-type="float">
            <text:p>294.516E-06</text:p>
          </table:table-cell>
          <table:table-cell table:style-name="ce12" table:number-columns-repeated="2"/>
          <table:table-cell table:style-name="ce36" table:formula="of:=+[.J22]" office:value-type="float" office:value="100000" calcext:value-type="float">
            <text:p>100E+03</text:p>
          </table:table-cell>
          <table:table-cell table:style-name="ce37" table:formula="of:=+[.L23]-273" office:value-type="float" office:value="-64.5" calcext:value-type="float">
            <text:p>-65</text:p>
          </table:table-cell>
          <table:table-cell table:style-name="ce7" table:formula="of:=+[.J23]*[.G23]/[.Q23]" office:value-type="float" office:value="208.5" calcext:value-type="float">
            <text:p>209</text:p>
          </table:table-cell>
          <table:table-cell table:style-name="ce7"/>
          <table:table-cell table:style-name="ce7" table:formula="of:=+[.E23]*[.J23]/1000" office:value-type="float" office:value="500" calcext:value-type="float">
            <text:p>500</text:p>
          </table:table-cell>
          <table:table-cell table:style-name="ce10" table:formula="of:=+[.N23]/[.L23]" office:value-type="float" office:value="2.39808153477218" calcext:value-type="float">
            <text:p>2.398</text:p>
          </table:table-cell>
          <table:table-cell table:style-name="Default"/>
          <table:table-cell table:style-name="ce18" table:formula="of:=+[.Q22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23]/[.G23]*[.V23]" office:value-type="float" office:value="133333.333333333" calcext:value-type="float">
            <text:p>133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23]+273" office:value-type="float" office:value="278" calcext:value-type="float">
            <text:p>278</text:p>
          </table:table-cell>
          <table:table-cell table:style-name="Default"/>
          <table:table-cell table:style-name="ce7" table:formula="of:=+[.E23]*[.T23]/1000" office:value-type="float" office:value="666.666666666667" calcext:value-type="float">
            <text:p>667</text:p>
          </table:table-cell>
          <table:table-cell table:style-name="ce10" table:formula="of:=+[.X23]/[.V23]" office:value-type="float" office:value="2.39808153477218" calcext:value-type="float">
            <text:p>2.39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23]-[.$E$13]" office:value-type="float" office:value="145" calcext:value-type="float">
            <text:p>14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4]*[.D24]/100/100/100" office:value-type="float" office:value="0.2846984375" calcext:value-type="float">
            <text:p>0.285</text:p>
          </table:table-cell>
          <table:table-cell table:style-name="ce12" table:formula="of:=+[.C24]*[.D24]/1000/1000/1000" office:value-type="float" office:value="0.0002846984375" calcext:value-type="float">
            <text:p>284.698E-06</text:p>
          </table:table-cell>
          <table:table-cell table:style-name="ce12" table:number-columns-repeated="2"/>
          <table:table-cell table:style-name="ce36" table:formula="of:=+[.J23]" office:value-type="float" office:value="100000" calcext:value-type="float">
            <text:p>100E+03</text:p>
          </table:table-cell>
          <table:table-cell table:style-name="ce37" table:formula="of:=+[.L24]-273" office:value-type="float" office:value="-71.45" calcext:value-type="float">
            <text:p>-71</text:p>
          </table:table-cell>
          <table:table-cell table:style-name="ce7" table:formula="of:=+[.J24]*[.G24]/[.Q24]" office:value-type="float" office:value="201.55" calcext:value-type="float">
            <text:p>202</text:p>
          </table:table-cell>
          <table:table-cell table:style-name="ce7"/>
          <table:table-cell table:style-name="ce7" table:formula="of:=+[.E24]*[.J24]/1000" office:value-type="float" office:value="500" calcext:value-type="float">
            <text:p>500</text:p>
          </table:table-cell>
          <table:table-cell table:style-name="ce10" table:formula="of:=+[.N24]/[.L24]" office:value-type="float" office:value="2.48077400148846" calcext:value-type="float">
            <text:p>2.481</text:p>
          </table:table-cell>
          <table:table-cell table:style-name="Default"/>
          <table:table-cell table:style-name="ce18" table:formula="of:=+[.Q23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24]/[.G24]*[.V24]" office:value-type="float" office:value="137931.034482759" calcext:value-type="float">
            <text:p>138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24]+273" office:value-type="float" office:value="278" calcext:value-type="float">
            <text:p>278</text:p>
          </table:table-cell>
          <table:table-cell table:style-name="Default"/>
          <table:table-cell table:style-name="ce7" table:formula="of:=+[.E24]*[.T24]/1000" office:value-type="float" office:value="689.655172413793" calcext:value-type="float">
            <text:p>690</text:p>
          </table:table-cell>
          <table:table-cell table:style-name="ce10" table:formula="of:=+[.X24]/[.V24]" office:value-type="float" office:value="2.48077400148846" calcext:value-type="float">
            <text:p>2.481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24]-[.$E$13]" office:value-type="float" office:value="140" calcext:value-type="float">
            <text:p>14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5]*[.D25]/100/100/100" office:value-type="float" office:value="0.27488125" calcext:value-type="float">
            <text:p>0.275</text:p>
          </table:table-cell>
          <table:table-cell table:style-name="ce12" table:formula="of:=+[.C25]*[.D25]/1000/1000/1000" office:value-type="float" office:value="0.00027488125" calcext:value-type="float">
            <text:p>274.881E-06</text:p>
          </table:table-cell>
          <table:table-cell table:style-name="ce12" table:number-columns-repeated="2"/>
          <table:table-cell table:style-name="ce36" table:formula="of:=+[.J24]" office:value-type="float" office:value="100000" calcext:value-type="float">
            <text:p>100E+03</text:p>
          </table:table-cell>
          <table:table-cell table:style-name="ce37" table:formula="of:=+[.L25]-273" office:value-type="float" office:value="-78.4" calcext:value-type="float">
            <text:p>-78</text:p>
          </table:table-cell>
          <table:table-cell table:style-name="ce7" table:formula="of:=+[.J25]*[.G25]/[.Q25]" office:value-type="float" office:value="194.6" calcext:value-type="float">
            <text:p>195</text:p>
          </table:table-cell>
          <table:table-cell table:style-name="ce7"/>
          <table:table-cell table:style-name="ce7" table:formula="of:=+[.E25]*[.J25]/1000" office:value-type="float" office:value="500" calcext:value-type="float">
            <text:p>500</text:p>
          </table:table-cell>
          <table:table-cell table:style-name="ce10" table:formula="of:=+[.N25]/[.L25]" office:value-type="float" office:value="2.5693730729702" calcext:value-type="float">
            <text:p>2.569</text:p>
          </table:table-cell>
          <table:table-cell table:style-name="Default"/>
          <table:table-cell table:style-name="ce18" table:formula="of:=+[.Q24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25]/[.G25]*[.V25]" office:value-type="float" office:value="142857.142857143" calcext:value-type="float">
            <text:p>143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25]+273" office:value-type="float" office:value="278" calcext:value-type="float">
            <text:p>278</text:p>
          </table:table-cell>
          <table:table-cell table:style-name="Default"/>
          <table:table-cell table:style-name="ce7" table:formula="of:=+[.E25]*[.T25]/1000" office:value-type="float" office:value="714.285714285714" calcext:value-type="float">
            <text:p>714</text:p>
          </table:table-cell>
          <table:table-cell table:style-name="ce10" table:formula="of:=+[.X25]/[.V25]" office:value-type="float" office:value="2.5693730729702" calcext:value-type="float">
            <text:p>2.569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25]-[.$E$13]" office:value-type="float" office:value="135" calcext:value-type="float">
            <text:p>13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6]*[.D26]/100/100/100" office:value-type="float" office:value="0.2650640625" calcext:value-type="float">
            <text:p>0.265</text:p>
          </table:table-cell>
          <table:table-cell table:style-name="ce12" table:formula="of:=+[.C26]*[.D26]/1000/1000/1000" office:value-type="float" office:value="0.0002650640625" calcext:value-type="float">
            <text:p>265.064E-06</text:p>
          </table:table-cell>
          <table:table-cell table:style-name="ce12" table:number-columns-repeated="2"/>
          <table:table-cell table:style-name="ce36" table:formula="of:=+[.J25]" office:value-type="float" office:value="100000" calcext:value-type="float">
            <text:p>100E+03</text:p>
          </table:table-cell>
          <table:table-cell table:style-name="ce37" table:formula="of:=+[.L26]-273" office:value-type="float" office:value="-85.35" calcext:value-type="float">
            <text:p>-85</text:p>
          </table:table-cell>
          <table:table-cell table:style-name="ce7" table:formula="of:=+[.J26]*[.G26]/[.Q26]" office:value-type="float" office:value="187.65" calcext:value-type="float">
            <text:p>188</text:p>
          </table:table-cell>
          <table:table-cell table:style-name="ce7"/>
          <table:table-cell table:style-name="ce7" table:formula="of:=+[.E26]*[.J26]/1000" office:value-type="float" office:value="500" calcext:value-type="float">
            <text:p>500</text:p>
          </table:table-cell>
          <table:table-cell table:style-name="ce10" table:formula="of:=+[.N26]/[.L26]" office:value-type="float" office:value="2.66453503863576" calcext:value-type="float">
            <text:p>2.665</text:p>
          </table:table-cell>
          <table:table-cell table:style-name="Default"/>
          <table:table-cell table:style-name="ce18" table:formula="of:=+[.Q25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26]/[.G26]*[.V26]" office:value-type="float" office:value="148148.148148148" calcext:value-type="float">
            <text:p>148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26]+273" office:value-type="float" office:value="278" calcext:value-type="float">
            <text:p>278</text:p>
          </table:table-cell>
          <table:table-cell table:style-name="Default"/>
          <table:table-cell table:style-name="ce7" table:formula="of:=+[.E26]*[.T26]/1000" office:value-type="float" office:value="740.740740740741" calcext:value-type="float">
            <text:p>741</text:p>
          </table:table-cell>
          <table:table-cell table:style-name="ce10" table:formula="of:=+[.X26]/[.V26]" office:value-type="float" office:value="2.66453503863576" calcext:value-type="float">
            <text:p>2.665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26]-[.$E$13]" office:value-type="float" office:value="130" calcext:value-type="float">
            <text:p>13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7]*[.D27]/100/100/100" office:value-type="float" office:value="0.255246875" calcext:value-type="float">
            <text:p>0.255</text:p>
          </table:table-cell>
          <table:table-cell table:style-name="ce12" table:formula="of:=+[.C27]*[.D27]/1000/1000/1000" office:value-type="float" office:value="0.000255246875" calcext:value-type="float">
            <text:p>255.247E-06</text:p>
          </table:table-cell>
          <table:table-cell table:style-name="ce12" table:number-columns-repeated="2"/>
          <table:table-cell table:style-name="ce36" table:formula="of:=+[.J26]" office:value-type="float" office:value="100000" calcext:value-type="float">
            <text:p>100E+03</text:p>
          </table:table-cell>
          <table:table-cell table:style-name="ce37" table:formula="of:=+[.L27]-273" office:value-type="float" office:value="-92.3" calcext:value-type="float">
            <text:p>-92</text:p>
          </table:table-cell>
          <table:table-cell table:style-name="ce7" table:formula="of:=+[.J27]*[.G27]/[.Q27]" office:value-type="float" office:value="180.7" calcext:value-type="float">
            <text:p>181</text:p>
          </table:table-cell>
          <table:table-cell table:style-name="ce7"/>
          <table:table-cell table:style-name="ce7" table:formula="of:=+[.E27]*[.J27]/1000" office:value-type="float" office:value="500" calcext:value-type="float">
            <text:p>500</text:p>
          </table:table-cell>
          <table:table-cell table:style-name="ce10" table:formula="of:=+[.N27]/[.L27]" office:value-type="float" office:value="2.76701715550636" calcext:value-type="float">
            <text:p>2.767</text:p>
          </table:table-cell>
          <table:table-cell table:style-name="Default"/>
          <table:table-cell table:style-name="ce18" table:formula="of:=+[.Q26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27]/[.G27]*[.V27]" office:value-type="float" office:value="153846.153846154" calcext:value-type="float">
            <text:p>154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27]+273" office:value-type="float" office:value="278" calcext:value-type="float">
            <text:p>278</text:p>
          </table:table-cell>
          <table:table-cell table:style-name="Default"/>
          <table:table-cell table:style-name="ce7" table:formula="of:=+[.E27]*[.T27]/1000" office:value-type="float" office:value="769.23076923077" calcext:value-type="float">
            <text:p>769</text:p>
          </table:table-cell>
          <table:table-cell table:style-name="ce10" table:formula="of:=+[.X27]/[.V27]" office:value-type="float" office:value="2.76701715550637" calcext:value-type="float">
            <text:p>2.767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27]-[.$E$13]" office:value-type="float" office:value="125" calcext:value-type="float">
            <text:p>12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8]*[.D28]/100/100/100" office:value-type="float" office:value="0.2454296875" calcext:value-type="float">
            <text:p>0.245</text:p>
          </table:table-cell>
          <table:table-cell table:style-name="ce12" table:formula="of:=+[.C28]*[.D28]/1000/1000/1000" office:value-type="float" office:value="0.0002454296875" calcext:value-type="float">
            <text:p>245.430E-06</text:p>
          </table:table-cell>
          <table:table-cell table:style-name="ce12" table:number-columns-repeated="2"/>
          <table:table-cell table:style-name="ce36" table:formula="of:=+[.J27]" office:value-type="float" office:value="100000" calcext:value-type="float">
            <text:p>100E+03</text:p>
          </table:table-cell>
          <table:table-cell table:style-name="ce37" table:formula="of:=+[.L28]-273" office:value-type="float" office:value="-99.25" calcext:value-type="float">
            <text:p>-99</text:p>
          </table:table-cell>
          <table:table-cell table:style-name="ce7" table:formula="of:=+[.J28]*[.G28]/[.Q28]" office:value-type="float" office:value="173.75" calcext:value-type="float">
            <text:p>174</text:p>
          </table:table-cell>
          <table:table-cell table:style-name="ce7"/>
          <table:table-cell table:style-name="ce7" table:formula="of:=+[.E28]*[.J28]/1000" office:value-type="float" office:value="500" calcext:value-type="float">
            <text:p>500</text:p>
          </table:table-cell>
          <table:table-cell table:style-name="ce10" table:formula="of:=+[.N28]/[.L28]" office:value-type="float" office:value="2.87769784172662" calcext:value-type="float">
            <text:p>2.878</text:p>
          </table:table-cell>
          <table:table-cell table:style-name="Default"/>
          <table:table-cell table:style-name="ce18" table:formula="of:=+[.Q27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28]/[.G28]*[.V28]" office:value-type="float" office:value="160000" calcext:value-type="float">
            <text:p>160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28]+273" office:value-type="float" office:value="278" calcext:value-type="float">
            <text:p>278</text:p>
          </table:table-cell>
          <table:table-cell table:style-name="Default"/>
          <table:table-cell table:style-name="ce7" table:formula="of:=+[.E28]*[.T28]/1000" office:value-type="float" office:value="800" calcext:value-type="float">
            <text:p>800</text:p>
          </table:table-cell>
          <table:table-cell table:style-name="ce10" table:formula="of:=+[.X28]/[.V28]" office:value-type="float" office:value="2.87769784172662" calcext:value-type="float">
            <text:p>2.87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28]-[.$E$13]" office:value-type="float" office:value="120" calcext:value-type="float">
            <text:p>12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29]*[.D29]/100/100/100" office:value-type="float" office:value="0.2356125" calcext:value-type="float">
            <text:p>0.236</text:p>
          </table:table-cell>
          <table:table-cell table:style-name="ce12" table:formula="of:=+[.C29]*[.D29]/1000/1000/1000" office:value-type="float" office:value="0.0002356125" calcext:value-type="float">
            <text:p>235.613E-06</text:p>
          </table:table-cell>
          <table:table-cell table:style-name="ce12" table:number-columns-repeated="2"/>
          <table:table-cell table:style-name="ce36" table:formula="of:=+[.J28]" office:value-type="float" office:value="100000" calcext:value-type="float">
            <text:p>100E+03</text:p>
          </table:table-cell>
          <table:table-cell table:style-name="ce37" table:formula="of:=+[.L29]-273" office:value-type="float" office:value="-106.2" calcext:value-type="float">
            <text:p>-106</text:p>
          </table:table-cell>
          <table:table-cell table:style-name="ce7" table:formula="of:=+[.J29]*[.G29]/[.Q29]" office:value-type="float" office:value="166.8" calcext:value-type="float">
            <text:p>167</text:p>
          </table:table-cell>
          <table:table-cell table:style-name="ce7"/>
          <table:table-cell table:style-name="ce7" table:formula="of:=+[.E29]*[.J29]/1000" office:value-type="float" office:value="500" calcext:value-type="float">
            <text:p>500</text:p>
          </table:table-cell>
          <table:table-cell table:style-name="ce10" table:formula="of:=+[.N29]/[.L29]" office:value-type="float" office:value="2.99760191846523" calcext:value-type="float">
            <text:p>2.998</text:p>
          </table:table-cell>
          <table:table-cell table:style-name="Default"/>
          <table:table-cell table:style-name="ce18" table:formula="of:=+[.Q28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29]/[.G29]*[.V29]" office:value-type="float" office:value="166666.666666667" calcext:value-type="float">
            <text:p>167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29]+273" office:value-type="float" office:value="278" calcext:value-type="float">
            <text:p>278</text:p>
          </table:table-cell>
          <table:table-cell table:style-name="Default"/>
          <table:table-cell table:style-name="ce7" table:formula="of:=+[.E29]*[.T29]/1000" office:value-type="float" office:value="833.333333333333" calcext:value-type="float">
            <text:p>833</text:p>
          </table:table-cell>
          <table:table-cell table:style-name="ce10" table:formula="of:=+[.X29]/[.V29]" office:value-type="float" office:value="2.99760191846523" calcext:value-type="float">
            <text:p>2.99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29]-[.$E$13]" office:value-type="float" office:value="115" calcext:value-type="float">
            <text:p>11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30]*[.D30]/100/100/100" office:value-type="float" office:value="0.2257953125" calcext:value-type="float">
            <text:p>0.226</text:p>
          </table:table-cell>
          <table:table-cell table:style-name="ce12" table:formula="of:=+[.C30]*[.D30]/1000/1000/1000" office:value-type="float" office:value="0.0002257953125" calcext:value-type="float">
            <text:p>225.795E-06</text:p>
          </table:table-cell>
          <table:table-cell table:style-name="ce12" table:number-columns-repeated="2"/>
          <table:table-cell table:style-name="ce36" table:formula="of:=+[.J29]" office:value-type="float" office:value="100000" calcext:value-type="float">
            <text:p>100E+03</text:p>
          </table:table-cell>
          <table:table-cell table:style-name="ce37" table:formula="of:=+[.L30]-273" office:value-type="float" office:value="-113.15" calcext:value-type="float">
            <text:p>-113</text:p>
          </table:table-cell>
          <table:table-cell table:style-name="ce7" table:formula="of:=+[.J30]*[.G30]/[.Q30]" office:value-type="float" office:value="159.85" calcext:value-type="float">
            <text:p>160</text:p>
          </table:table-cell>
          <table:table-cell table:style-name="ce7"/>
          <table:table-cell table:style-name="ce7" table:formula="of:=+[.E30]*[.J30]/1000" office:value-type="float" office:value="500" calcext:value-type="float">
            <text:p>500</text:p>
          </table:table-cell>
          <table:table-cell table:style-name="ce10" table:formula="of:=+[.N30]/[.L30]" office:value-type="float" office:value="3.12793243665937" calcext:value-type="float">
            <text:p>3.128</text:p>
          </table:table-cell>
          <table:table-cell table:style-name="Default"/>
          <table:table-cell table:style-name="ce18" table:formula="of:=+[.Q29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30]/[.G30]*[.V30]" office:value-type="float" office:value="173913.043478261" calcext:value-type="float">
            <text:p>174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30]+273" office:value-type="float" office:value="278" calcext:value-type="float">
            <text:p>278</text:p>
          </table:table-cell>
          <table:table-cell table:style-name="Default"/>
          <table:table-cell table:style-name="ce7" table:formula="of:=+[.E30]*[.T30]/1000" office:value-type="float" office:value="869.565217391305" calcext:value-type="float">
            <text:p>870</text:p>
          </table:table-cell>
          <table:table-cell table:style-name="ce10" table:formula="of:=+[.X30]/[.V30]" office:value-type="float" office:value="3.12793243665937" calcext:value-type="float">
            <text:p>3.128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30]-[.$E$13]" office:value-type="float" office:value="110" calcext:value-type="float">
            <text:p>110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31]*[.D31]/100/100/100" office:value-type="float" office:value="0.215978125" calcext:value-type="float">
            <text:p>0.216</text:p>
          </table:table-cell>
          <table:table-cell table:style-name="ce12" table:formula="of:=+[.C31]*[.D31]/1000/1000/1000" office:value-type="float" office:value="0.000215978125" calcext:value-type="float">
            <text:p>215.978E-06</text:p>
          </table:table-cell>
          <table:table-cell table:style-name="ce12" table:number-columns-repeated="2"/>
          <table:table-cell table:style-name="ce36" table:formula="of:=+[.J30]" office:value-type="float" office:value="100000" calcext:value-type="float">
            <text:p>100E+03</text:p>
          </table:table-cell>
          <table:table-cell table:style-name="ce37" table:formula="of:=+[.L31]-273" office:value-type="float" office:value="-120.1" calcext:value-type="float">
            <text:p>-120</text:p>
          </table:table-cell>
          <table:table-cell table:style-name="ce7" table:formula="of:=+[.J31]*[.G31]/[.Q31]" office:value-type="float" office:value="152.9" calcext:value-type="float">
            <text:p>153</text:p>
          </table:table-cell>
          <table:table-cell table:style-name="ce7"/>
          <table:table-cell table:style-name="ce7" table:formula="of:=+[.E31]*[.J31]/1000" office:value-type="float" office:value="500" calcext:value-type="float">
            <text:p>500</text:p>
          </table:table-cell>
          <table:table-cell table:style-name="ce10" table:formula="of:=+[.N31]/[.L31]" office:value-type="float" office:value="3.27011118378025" calcext:value-type="float">
            <text:p>3.270</text:p>
          </table:table-cell>
          <table:table-cell table:style-name="Default"/>
          <table:table-cell table:style-name="ce18" table:formula="of:=+[.Q30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31]/[.G31]*[.V31]" office:value-type="float" office:value="181818.181818182" calcext:value-type="float">
            <text:p>182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31]+273" office:value-type="float" office:value="278" calcext:value-type="float">
            <text:p>278</text:p>
          </table:table-cell>
          <table:table-cell table:style-name="Default"/>
          <table:table-cell table:style-name="ce7" table:formula="of:=+[.E31]*[.T31]/1000" office:value-type="float" office:value="909.09090909091" calcext:value-type="float">
            <text:p>909</text:p>
          </table:table-cell>
          <table:table-cell table:style-name="ce10" table:formula="of:=+[.X31]/[.V31]" office:value-type="float" office:value="3.27011118378025" calcext:value-type="float">
            <text:p>3.27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table:formula="of:=+[.$Q$5]" office:value-type="float" office:value="1963.4375" calcext:value-type="float">
            <text:p>1963</text:p>
          </table:table-cell>
          <table:table-cell table:formula="of:=+[.D31]-[.$E$13]" office:value-type="float" office:value="105" calcext:value-type="float">
            <text:p>105</text:p>
          </table:table-cell>
          <table:table-cell table:formula="of:=+[.$E$13]" office:value-type="float" office:value="5" calcext:value-type="float">
            <text:p>5</text:p>
          </table:table-cell>
          <table:table-cell table:style-name="ce10" table:formula="of:=+[.C32]*[.D32]/100/100/100" office:value-type="float" office:value="0.2061609375" calcext:value-type="float">
            <text:p>0.206</text:p>
          </table:table-cell>
          <table:table-cell table:style-name="ce12" table:formula="of:=+[.C32]*[.D32]/1000/1000/1000" office:value-type="float" office:value="0.0002061609375" calcext:value-type="float">
            <text:p>206.161E-06</text:p>
          </table:table-cell>
          <table:table-cell table:style-name="ce12" table:number-columns-repeated="2"/>
          <table:table-cell table:style-name="ce36" table:formula="of:=+[.J31]" office:value-type="float" office:value="100000" calcext:value-type="float">
            <text:p>100E+03</text:p>
          </table:table-cell>
          <table:table-cell table:style-name="ce37" table:formula="of:=+[.L32]-273" office:value-type="float" office:value="-127.05" calcext:value-type="float">
            <text:p>-127</text:p>
          </table:table-cell>
          <table:table-cell table:style-name="ce7" table:formula="of:=+[.J32]*[.G32]/[.Q32]" office:value-type="float" office:value="145.95" calcext:value-type="float">
            <text:p>146</text:p>
          </table:table-cell>
          <table:table-cell table:style-name="ce7"/>
          <table:table-cell table:style-name="ce7" table:formula="of:=+[.E32]*[.J32]/1000" office:value-type="float" office:value="500" calcext:value-type="float">
            <text:p>500</text:p>
          </table:table-cell>
          <table:table-cell table:style-name="ce10" table:formula="of:=+[.N32]/[.L32]" office:value-type="float" office:value="3.42583076396026" calcext:value-type="float">
            <text:p>3.426</text:p>
          </table:table-cell>
          <table:table-cell table:style-name="Default"/>
          <table:table-cell table:style-name="ce18" table:formula="of:=+[.Q31]" office:value-type="float" office:value="0.141254496402878" calcext:value-type="float">
            <text:p>141.254E-03</text:p>
          </table:table-cell>
          <table:table-cell table:number-columns-repeated="2"/>
          <table:table-cell table:style-name="ce43" table:formula="of:=+[.Q32]/[.G32]*[.V32]" office:value-type="float" office:value="190476.190476191" calcext:value-type="float">
            <text:p>190E+03</text:p>
          </table:table-cell>
          <table:table-cell table:style-name="ce44" table:formula="of:=+[.$U$13]" office:value-type="float" office:value="5" calcext:value-type="float">
            <text:p>5</text:p>
          </table:table-cell>
          <table:table-cell table:formula="of:=+[.U32]+273" office:value-type="float" office:value="278" calcext:value-type="float">
            <text:p>278</text:p>
          </table:table-cell>
          <table:table-cell table:style-name="Default"/>
          <table:table-cell table:style-name="ce7" table:formula="of:=+[.E32]*[.T32]/1000" office:value-type="float" office:value="952.380952380953" calcext:value-type="float">
            <text:p>952</text:p>
          </table:table-cell>
          <table:table-cell table:style-name="ce10" table:formula="of:=+[.X32]/[.V32]" office:value-type="float" office:value="3.42583076396026" calcext:value-type="float">
            <text:p>3.426</text:p>
          </table:table-cell>
          <table:table-cell table:number-columns-repeated="1002"/>
        </table:table-row>
        <table:table-row table:style-name="ro1">
          <table:table-cell table:number-columns-repeated="13"/>
          <table:table-cell table:style-name="ce15" table:formula="of:=+SUM([.N14:.N32])" office:value-type="float" office:value="9500" calcext:value-type="float">
            <text:p>9500</text:p>
          </table:table-cell>
          <table:table-cell table:style-name="ce16" table:formula="of:=+SUM([.O14:.O32])" office:value-type="float" office:value="47.1800994095463" calcext:value-type="float">
            <text:p>47</text:p>
          </table:table-cell>
          <table:table-cell table:number-columns-repeated="8"/>
          <table:table-cell table:style-name="ce16" table:formula="of:=+SUM([.X14:.X32])" office:value-type="float" office:value="13116.0676358539" calcext:value-type="float">
            <text:p>13116</text:p>
          </table:table-cell>
          <table:table-cell table:style-name="ce16" table:formula="of:=+SUM([.Y14:.Y32])" office:value-type="float" office:value="47.1800994095463" calcext:value-type="float">
            <text:p>47</text:p>
          </table:table-cell>
          <table:table-cell table:number-columns-repeated="1002"/>
        </table:table-row>
        <table:table-row table:style-name="ro1" table:number-rows-repeated="1048542">
          <table:table-cell table:number-columns-repeated="1027"/>
        </table:table-row>
        <table:table-row table:style-name="ro1">
          <table:table-cell table:number-columns-repeated="1027"/>
        </table:table-row>
        <calcext:conditional-formats>
          <calcext:conditional-format calcext:target-range-address="Air.A1:Air.AMM1 Air.A34:Air.AMM1048576 Air.A15:Air.O32 Air.Z12:Air.AMM33 Air.X12:Air.Y32 Air.A33:Air.Y33 Air.Q12:Air.V32 Air.A10:Air.M14 Air.N10:Air.AMM11 Air.N12:Air.O14 Air.A3:Air.AMM9 Air.A2:Air.D2 Air.F2:Air.AMM2">
            <calcext:condition calcext:apply-style-name="FORMULA" calcext:value="formula-is(ISFORMULA([.A1]))" calcext:base-cell-address="Air.A1"/>
          </calcext:conditional-format>
        </calcext:conditional-formats>
      </table:table>
      <table:table table:name="TOC" table:style-name="ta1">
        <table:table-column table:style-name="co21" table:default-cell-style-name="Default"/>
        <table:table-column table:style-name="co21" table:default-cell-style-name="ce51"/>
        <table:table-column table:style-name="co22" table:default-cell-style-name="Default"/>
        <table:table-column table:style-name="co23" table:default-cell-style-name="Default"/>
        <table:table-column table:style-name="co24" table:number-columns-repeated="10" table:default-cell-style-name="ce54"/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"/>
        </table:table-row>
        <table:table-row table:style-name="ro1">
          <table:table-cell/>
          <table:table-cell table:style-name="ce50" office:value-type="string" calcext:value-type="string" table:number-columns-spanned="7" table:number-rows-spanned="1">
            <text:p>COPheating = Th / (Th - Tc) <text:s text:c="6"/></text:p>
          </table:table-cell>
          <table:covered-table-cell table:number-columns-repeated="6" table:style-name="ce52"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office:value-type="string" calcext:value-type="string">
            <text:p>HOT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ce53" office:value-type="float" office:value="29" calcext:value-type="float">
            <text:p>29</text:p>
          </table:table-cell>
          <table:table-cell table:style-name="ce53" office:value-type="float" office:value="28" calcext:value-type="float">
            <text:p>28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26" calcext:value-type="float">
            <text:p>26</text:p>
          </table:table-cell>
          <table:table-cell table:style-name="ce53" office:value-type="float" office:value="25" calcext:value-type="float">
            <text:p>25</text:p>
          </table:table-cell>
          <table:table-cell table:style-name="ce53" office:value-type="float" office:value="24" calcext:value-type="float">
            <text:p>24</text:p>
          </table:table-cell>
          <table:table-cell table:style-name="ce53" office:value-type="float" office:value="23" calcext:value-type="float">
            <text:p>23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Default" office:value-type="string" calcext:value-type="string">
            <text:p>COLD</text:p>
          </table:table-cell>
          <table:table-cell office:value-type="string" calcext:value-type="string">
            <text:p>COLD</text:p>
          </table:table-cell>
          <table:table-cell/>
          <table:table-cell table:style-name="Default" table:formula="of:=+[.E5]+273" office:value-type="float" office:value="302" calcext:value-type="float">
            <text:p>302</text:p>
          </table:table-cell>
          <table:table-cell table:style-name="Default" table:formula="of:=+[.F5]+273" office:value-type="float" office:value="301" calcext:value-type="float">
            <text:p>301</text:p>
          </table:table-cell>
          <table:table-cell table:style-name="Default" table:formula="of:=+[.G5]+273" office:value-type="float" office:value="300" calcext:value-type="float">
            <text:p>300</text:p>
          </table:table-cell>
          <table:table-cell table:style-name="Default" table:formula="of:=+[.H5]+273" office:value-type="float" office:value="299" calcext:value-type="float">
            <text:p>299</text:p>
          </table:table-cell>
          <table:table-cell table:style-name="Default" table:formula="of:=+[.I5]+273" office:value-type="float" office:value="298" calcext:value-type="float">
            <text:p>298</text:p>
          </table:table-cell>
          <table:table-cell table:style-name="Default" table:formula="of:=+[.J5]+273" office:value-type="float" office:value="297" calcext:value-type="float">
            <text:p>297</text:p>
          </table:table-cell>
          <table:table-cell table:style-name="Default" table:formula="of:=+[.K5]+273" office:value-type="float" office:value="296" calcext:value-type="float">
            <text:p>296</text:p>
          </table:table-cell>
          <table:table-cell table:style-name="Default" table:formula="of:=+[.L5]+273" office:value-type="float" office:value="295" calcext:value-type="float">
            <text:p>295</text:p>
          </table:table-cell>
          <table:table-cell table:style-name="Default" table:formula="of:=+[.M5]+273" office:value-type="float" office:value="293" calcext:value-type="float">
            <text:p>293</text:p>
          </table:table-cell>
          <table:table-cell table:style-name="Default" table:formula="of:=+[.N5]+273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+[.B7]+273" office:value-type="float" office:value="303" calcext:value-type="float">
            <text:p>303</text:p>
          </table:table-cell>
          <table:table-cell/>
          <table:table-cell table:formula="of:=+[.E$6]/([.E$6]-[.$C7])" office:value-type="float" office:value="-302" calcext:value-type="float">
            <text:p>-302.0</text:p>
          </table:table-cell>
          <table:table-cell table:formula="of:=+[.F$6]/([.F$6]-[.$C7])" office:value-type="float" office:value="-150.5" calcext:value-type="float">
            <text:p>-150.5</text:p>
          </table:table-cell>
          <table:table-cell table:formula="of:=+[.G$6]/([.G$6]-[.$C7])" office:value-type="float" office:value="-100" calcext:value-type="float">
            <text:p>-100.0</text:p>
          </table:table-cell>
          <table:table-cell table:formula="of:=+[.H$6]/([.H$6]-[.$C7])" office:value-type="float" office:value="-74.75" calcext:value-type="float">
            <text:p>-74.8</text:p>
          </table:table-cell>
          <table:table-cell table:formula="of:=+[.I$6]/([.I$6]-[.$C7])" office:value-type="float" office:value="-59.6" calcext:value-type="float">
            <text:p>-59.6</text:p>
          </table:table-cell>
          <table:table-cell table:formula="of:=+[.J$6]/([.J$6]-[.$C7])" office:value-type="float" office:value="-49.5" calcext:value-type="float">
            <text:p>-49.5</text:p>
          </table:table-cell>
          <table:table-cell table:formula="of:=+[.K$6]/([.K$6]-[.$C7])" office:value-type="float" office:value="-42.2857142857143" calcext:value-type="float">
            <text:p>-42.3</text:p>
          </table:table-cell>
          <table:table-cell table:formula="of:=+[.L$6]/([.L$6]-[.$C7])" office:value-type="float" office:value="-36.875" calcext:value-type="float">
            <text:p>-36.9</text:p>
          </table:table-cell>
          <table:table-cell table:formula="of:=+[.M$6]/([.M$6]-[.$C7])" office:value-type="float" office:value="-29.3" calcext:value-type="float">
            <text:p>-29.3</text:p>
          </table:table-cell>
          <table:table-cell table:formula="of:=+[.N$6]/([.N$6]-[.$C7])" office:value-type="float" office:value="-26.5454545454545" calcext:value-type="float">
            <text:p>-26.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+[.B8]+273" office:value-type="float" office:value="298" calcext:value-type="float">
            <text:p>298</text:p>
          </table:table-cell>
          <table:table-cell/>
          <table:table-cell table:formula="of:=+[.E$6]/([.E$6]-[.$C8])" office:value-type="float" office:value="75.5" calcext:value-type="float">
            <text:p>75.5</text:p>
          </table:table-cell>
          <table:table-cell table:formula="of:=+[.F$6]/([.F$6]-[.$C8])" office:value-type="float" office:value="100.333333333333" calcext:value-type="float">
            <text:p>100.3</text:p>
          </table:table-cell>
          <table:table-cell table:formula="of:=+[.G$6]/([.G$6]-[.$C8])" office:value-type="float" office:value="150" calcext:value-type="float">
            <text:p>150.0</text:p>
          </table:table-cell>
          <table:table-cell table:formula="of:=+[.H$6]/([.H$6]-[.$C8])" office:value-type="float" office:value="299" calcext:value-type="float">
            <text:p>299.0</text:p>
          </table:table-cell>
          <table:table-cell table:formula="of:=+[.I$6]/([.I$6]-[.$C8])" office:value-type="string" office:string-value="" calcext:value-type="error">
            <text:p>#DIV/0!</text:p>
          </table:table-cell>
          <table:table-cell table:formula="of:=+[.J$6]/([.J$6]-[.$C8])" office:value-type="float" office:value="-297" calcext:value-type="float">
            <text:p>-297.0</text:p>
          </table:table-cell>
          <table:table-cell table:formula="of:=+[.K$6]/([.K$6]-[.$C8])" office:value-type="float" office:value="-148" calcext:value-type="float">
            <text:p>-148.0</text:p>
          </table:table-cell>
          <table:table-cell table:formula="of:=+[.L$6]/([.L$6]-[.$C8])" office:value-type="float" office:value="-98.3333333333333" calcext:value-type="float">
            <text:p>-98.3</text:p>
          </table:table-cell>
          <table:table-cell table:formula="of:=+[.M$6]/([.M$6]-[.$C8])" office:value-type="float" office:value="-58.6" calcext:value-type="float">
            <text:p>-58.6</text:p>
          </table:table-cell>
          <table:table-cell table:formula="of:=+[.N$6]/([.N$6]-[.$C8])" office:value-type="float" office:value="-48.6666666666667" calcext:value-type="float">
            <text:p>-48.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+[.B9]+273" office:value-type="float" office:value="293" calcext:value-type="float">
            <text:p>293</text:p>
          </table:table-cell>
          <table:table-cell/>
          <table:table-cell table:style-name="ce55" table:formula="of:=+[.E$6]/([.E$6]-[.$C9])" office:value-type="float" office:value="33.5555555555556" calcext:value-type="float">
            <text:p>33.6</text:p>
          </table:table-cell>
          <table:table-cell table:style-name="ce55" table:formula="of:=+[.F$6]/([.F$6]-[.$C9])" office:value-type="float" office:value="37.625" calcext:value-type="float">
            <text:p>37.6</text:p>
          </table:table-cell>
          <table:table-cell table:style-name="ce55" table:formula="of:=+[.G$6]/([.G$6]-[.$C9])" office:value-type="float" office:value="42.8571428571429" calcext:value-type="float">
            <text:p>42.9</text:p>
          </table:table-cell>
          <table:table-cell table:style-name="ce55" table:formula="of:=+[.H$6]/([.H$6]-[.$C9])" office:value-type="float" office:value="49.8333333333333" calcext:value-type="float">
            <text:p>49.8</text:p>
          </table:table-cell>
          <table:table-cell table:style-name="ce55" table:formula="of:=+[.I$6]/([.I$6]-[.$C9])" office:value-type="float" office:value="59.6" calcext:value-type="float">
            <text:p>59.6</text:p>
          </table:table-cell>
          <table:table-cell table:style-name="ce55" table:formula="of:=+[.J$6]/([.J$6]-[.$C9])" office:value-type="float" office:value="74.25" calcext:value-type="float">
            <text:p>74.3</text:p>
          </table:table-cell>
          <table:table-cell table:style-name="ce55" table:formula="of:=+[.K$6]/([.K$6]-[.$C9])" office:value-type="float" office:value="98.6666666666667" calcext:value-type="float">
            <text:p>98.7</text:p>
          </table:table-cell>
          <table:table-cell table:style-name="ce55" table:formula="of:=+[.L$6]/([.L$6]-[.$C9])" office:value-type="float" office:value="147.5" calcext:value-type="float">
            <text:p>147.5</text:p>
          </table:table-cell>
          <table:table-cell table:style-name="ce55" table:formula="of:=+[.M$6]/([.M$6]-[.$C9])" office:value-type="string" office:string-value="" calcext:value-type="error">
            <text:p>#DIV/0!</text:p>
          </table:table-cell>
          <table:table-cell table:style-name="ce55" table:formula="of:=+[.N$6]/([.N$6]-[.$C9])" office:value-type="float" office:value="-292" calcext:value-type="float">
            <text:p>-292.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+[.B10]+273" office:value-type="float" office:value="288" calcext:value-type="float">
            <text:p>288</text:p>
          </table:table-cell>
          <table:table-cell/>
          <table:table-cell table:formula="of:=+[.E$6]/([.E$6]-[.$C10])" office:value-type="float" office:value="21.5714285714286" calcext:value-type="float">
            <text:p>21.6</text:p>
          </table:table-cell>
          <table:table-cell table:formula="of:=+[.F$6]/([.F$6]-[.$C10])" office:value-type="float" office:value="23.1538461538462" calcext:value-type="float">
            <text:p>23.2</text:p>
          </table:table-cell>
          <table:table-cell table:formula="of:=+[.G$6]/([.G$6]-[.$C10])" office:value-type="float" office:value="25" calcext:value-type="float">
            <text:p>25.0</text:p>
          </table:table-cell>
          <table:table-cell table:formula="of:=+[.H$6]/([.H$6]-[.$C10])" office:value-type="float" office:value="27.1818181818182" calcext:value-type="float">
            <text:p>27.2</text:p>
          </table:table-cell>
          <table:table-cell table:formula="of:=+[.I$6]/([.I$6]-[.$C10])" office:value-type="float" office:value="29.8" calcext:value-type="float">
            <text:p>29.8</text:p>
          </table:table-cell>
          <table:table-cell table:formula="of:=+[.J$6]/([.J$6]-[.$C10])" office:value-type="float" office:value="33" calcext:value-type="float">
            <text:p>33.0</text:p>
          </table:table-cell>
          <table:table-cell table:formula="of:=+[.K$6]/([.K$6]-[.$C10])" office:value-type="float" office:value="37" calcext:value-type="float">
            <text:p>37.0</text:p>
          </table:table-cell>
          <table:table-cell table:formula="of:=+[.L$6]/([.L$6]-[.$C10])" office:value-type="float" office:value="42.1428571428571" calcext:value-type="float">
            <text:p>42.1</text:p>
          </table:table-cell>
          <table:table-cell table:formula="of:=+[.M$6]/([.M$6]-[.$C10])" office:value-type="float" office:value="58.6" calcext:value-type="float">
            <text:p>58.6</text:p>
          </table:table-cell>
          <table:table-cell table:formula="of:=+[.N$6]/([.N$6]-[.$C10])" office:value-type="float" office:value="73" calcext:value-type="float">
            <text:p>73.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+[.B11]+273" office:value-type="float" office:value="283" calcext:value-type="float">
            <text:p>283</text:p>
          </table:table-cell>
          <table:table-cell/>
          <table:table-cell table:formula="of:=+[.E$6]/([.E$6]-[.$C11])" office:value-type="float" office:value="15.8947368421053" calcext:value-type="float">
            <text:p>15.9</text:p>
          </table:table-cell>
          <table:table-cell table:formula="of:=+[.F$6]/([.F$6]-[.$C11])" office:value-type="float" office:value="16.7222222222222" calcext:value-type="float">
            <text:p>16.7</text:p>
          </table:table-cell>
          <table:table-cell table:formula="of:=+[.G$6]/([.G$6]-[.$C11])" office:value-type="float" office:value="17.6470588235294" calcext:value-type="float">
            <text:p>17.6</text:p>
          </table:table-cell>
          <table:table-cell table:formula="of:=+[.H$6]/([.H$6]-[.$C11])" office:value-type="float" office:value="18.6875" calcext:value-type="float">
            <text:p>18.7</text:p>
          </table:table-cell>
          <table:table-cell table:formula="of:=+[.I$6]/([.I$6]-[.$C11])" office:value-type="float" office:value="19.8666666666667" calcext:value-type="float">
            <text:p>19.9</text:p>
          </table:table-cell>
          <table:table-cell table:formula="of:=+[.J$6]/([.J$6]-[.$C11])" office:value-type="float" office:value="21.2142857142857" calcext:value-type="float">
            <text:p>21.2</text:p>
          </table:table-cell>
          <table:table-cell table:formula="of:=+[.K$6]/([.K$6]-[.$C11])" office:value-type="float" office:value="22.7692307692308" calcext:value-type="float">
            <text:p>22.8</text:p>
          </table:table-cell>
          <table:table-cell table:formula="of:=+[.L$6]/([.L$6]-[.$C11])" office:value-type="float" office:value="24.5833333333333" calcext:value-type="float">
            <text:p>24.6</text:p>
          </table:table-cell>
          <table:table-cell table:formula="of:=+[.M$6]/([.M$6]-[.$C11])" office:value-type="float" office:value="29.3" calcext:value-type="float">
            <text:p>29.3</text:p>
          </table:table-cell>
          <table:table-cell table:formula="of:=+[.N$6]/([.N$6]-[.$C11])" office:value-type="float" office:value="32.4444444444444" calcext:value-type="float">
            <text:p>32.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+[.B12]+273" office:value-type="float" office:value="278" calcext:value-type="float">
            <text:p>278</text:p>
          </table:table-cell>
          <table:table-cell/>
          <table:table-cell table:formula="of:=+[.E$6]/([.E$6]-[.$C12])" office:value-type="float" office:value="12.5833333333333" calcext:value-type="float">
            <text:p>12.6</text:p>
          </table:table-cell>
          <table:table-cell table:formula="of:=+[.F$6]/([.F$6]-[.$C12])" office:value-type="float" office:value="13.0869565217391" calcext:value-type="float">
            <text:p>13.1</text:p>
          </table:table-cell>
          <table:table-cell table:formula="of:=+[.G$6]/([.G$6]-[.$C12])" office:value-type="float" office:value="13.6363636363636" calcext:value-type="float">
            <text:p>13.6</text:p>
          </table:table-cell>
          <table:table-cell table:formula="of:=+[.H$6]/([.H$6]-[.$C12])" office:value-type="float" office:value="14.2380952380952" calcext:value-type="float">
            <text:p>14.2</text:p>
          </table:table-cell>
          <table:table-cell table:formula="of:=+[.I$6]/([.I$6]-[.$C12])" office:value-type="float" office:value="14.9" calcext:value-type="float">
            <text:p>14.9</text:p>
          </table:table-cell>
          <table:table-cell table:formula="of:=+[.J$6]/([.J$6]-[.$C12])" office:value-type="float" office:value="15.6315789473684" calcext:value-type="float">
            <text:p>15.6</text:p>
          </table:table-cell>
          <table:table-cell table:formula="of:=+[.K$6]/([.K$6]-[.$C12])" office:value-type="float" office:value="16.4444444444444" calcext:value-type="float">
            <text:p>16.4</text:p>
          </table:table-cell>
          <table:table-cell table:formula="of:=+[.L$6]/([.L$6]-[.$C12])" office:value-type="float" office:value="17.3529411764706" calcext:value-type="float">
            <text:p>17.4</text:p>
          </table:table-cell>
          <table:table-cell table:formula="of:=+[.M$6]/([.M$6]-[.$C12])" office:value-type="float" office:value="19.5333333333333" calcext:value-type="float">
            <text:p>19.5</text:p>
          </table:table-cell>
          <table:table-cell table:formula="of:=+[.N$6]/([.N$6]-[.$C12])" office:value-type="float" office:value="20.8571428571429" calcext:value-type="float">
            <text:p>20.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+[.B13]+273" office:value-type="float" office:value="273" calcext:value-type="float">
            <text:p>273</text:p>
          </table:table-cell>
          <table:table-cell/>
          <table:table-cell table:formula="of:=+[.E$6]/([.E$6]-[.$C13])" office:value-type="float" office:value="10.4137931034483" calcext:value-type="float">
            <text:p>10.4</text:p>
          </table:table-cell>
          <table:table-cell table:formula="of:=+[.F$6]/([.F$6]-[.$C13])" office:value-type="float" office:value="10.75" calcext:value-type="float">
            <text:p>10.8</text:p>
          </table:table-cell>
          <table:table-cell table:formula="of:=+[.G$6]/([.G$6]-[.$C13])" office:value-type="float" office:value="11.1111111111111" calcext:value-type="float">
            <text:p>11.1</text:p>
          </table:table-cell>
          <table:table-cell table:formula="of:=+[.H$6]/([.H$6]-[.$C13])" office:value-type="float" office:value="11.5" calcext:value-type="float">
            <text:p>11.5</text:p>
          </table:table-cell>
          <table:table-cell table:formula="of:=+[.I$6]/([.I$6]-[.$C13])" office:value-type="float" office:value="11.92" calcext:value-type="float">
            <text:p>11.9</text:p>
          </table:table-cell>
          <table:table-cell table:formula="of:=+[.J$6]/([.J$6]-[.$C13])" office:value-type="float" office:value="12.375" calcext:value-type="float">
            <text:p>12.4</text:p>
          </table:table-cell>
          <table:table-cell table:formula="of:=+[.K$6]/([.K$6]-[.$C13])" office:value-type="float" office:value="12.8695652173913" calcext:value-type="float">
            <text:p>12.9</text:p>
          </table:table-cell>
          <table:table-cell table:formula="of:=+[.L$6]/([.L$6]-[.$C13])" office:value-type="float" office:value="13.4090909090909" calcext:value-type="float">
            <text:p>13.4</text:p>
          </table:table-cell>
          <table:table-cell table:formula="of:=+[.M$6]/([.M$6]-[.$C13])" office:value-type="float" office:value="14.65" calcext:value-type="float">
            <text:p>14.7</text:p>
          </table:table-cell>
          <table:table-cell table:formula="of:=+[.N$6]/([.N$6]-[.$C13])" office:value-type="float" office:value="15.3684210526316" calcext:value-type="float">
            <text:p>15.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+[.B14]+273" office:value-type="float" office:value="268" calcext:value-type="float">
            <text:p>268</text:p>
          </table:table-cell>
          <table:table-cell/>
          <table:table-cell table:formula="of:=+[.E$6]/([.E$6]-[.$C14])" office:value-type="float" office:value="8.88235294117647" calcext:value-type="float">
            <text:p>8.9</text:p>
          </table:table-cell>
          <table:table-cell table:formula="of:=+[.F$6]/([.F$6]-[.$C14])" office:value-type="float" office:value="9.12121212121212" calcext:value-type="float">
            <text:p>9.1</text:p>
          </table:table-cell>
          <table:table-cell table:formula="of:=+[.G$6]/([.G$6]-[.$C14])" office:value-type="float" office:value="9.375" calcext:value-type="float">
            <text:p>9.4</text:p>
          </table:table-cell>
          <table:table-cell table:formula="of:=+[.H$6]/([.H$6]-[.$C14])" office:value-type="float" office:value="9.64516129032258" calcext:value-type="float">
            <text:p>9.6</text:p>
          </table:table-cell>
          <table:table-cell table:formula="of:=+[.I$6]/([.I$6]-[.$C14])" office:value-type="float" office:value="9.93333333333333" calcext:value-type="float">
            <text:p>9.9</text:p>
          </table:table-cell>
          <table:table-cell table:formula="of:=+[.J$6]/([.J$6]-[.$C14])" office:value-type="float" office:value="10.2413793103448" calcext:value-type="float">
            <text:p>10.2</text:p>
          </table:table-cell>
          <table:table-cell table:formula="of:=+[.K$6]/([.K$6]-[.$C14])" office:value-type="float" office:value="10.5714285714286" calcext:value-type="float">
            <text:p>10.6</text:p>
          </table:table-cell>
          <table:table-cell table:formula="of:=+[.L$6]/([.L$6]-[.$C14])" office:value-type="float" office:value="10.9259259259259" calcext:value-type="float">
            <text:p>10.9</text:p>
          </table:table-cell>
          <table:table-cell table:formula="of:=+[.M$6]/([.M$6]-[.$C14])" office:value-type="float" office:value="11.72" calcext:value-type="float">
            <text:p>11.7</text:p>
          </table:table-cell>
          <table:table-cell table:formula="of:=+[.N$6]/([.N$6]-[.$C14])" office:value-type="float" office:value="12.1666666666667" calcext:value-type="float">
            <text:p>12.2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+[.B15]+273" office:value-type="float" office:value="263" calcext:value-type="float">
            <text:p>263</text:p>
          </table:table-cell>
          <table:table-cell/>
          <table:table-cell table:formula="of:=+[.E$6]/([.E$6]-[.$C15])" office:value-type="float" office:value="7.74358974358974" calcext:value-type="float">
            <text:p>7.7</text:p>
          </table:table-cell>
          <table:table-cell table:formula="of:=+[.F$6]/([.F$6]-[.$C15])" office:value-type="float" office:value="7.92105263157895" calcext:value-type="float">
            <text:p>7.9</text:p>
          </table:table-cell>
          <table:table-cell table:formula="of:=+[.G$6]/([.G$6]-[.$C15])" office:value-type="float" office:value="8.10810810810811" calcext:value-type="float">
            <text:p>8.1</text:p>
          </table:table-cell>
          <table:table-cell table:formula="of:=+[.H$6]/([.H$6]-[.$C15])" office:value-type="float" office:value="8.30555555555556" calcext:value-type="float">
            <text:p>8.3</text:p>
          </table:table-cell>
          <table:table-cell table:formula="of:=+[.I$6]/([.I$6]-[.$C15])" office:value-type="float" office:value="8.51428571428571" calcext:value-type="float">
            <text:p>8.5</text:p>
          </table:table-cell>
          <table:table-cell table:formula="of:=+[.J$6]/([.J$6]-[.$C15])" office:value-type="float" office:value="8.73529411764706" calcext:value-type="float">
            <text:p>8.7</text:p>
          </table:table-cell>
          <table:table-cell table:formula="of:=+[.K$6]/([.K$6]-[.$C15])" office:value-type="float" office:value="8.96969696969697" calcext:value-type="float">
            <text:p>9.0</text:p>
          </table:table-cell>
          <table:table-cell table:formula="of:=+[.L$6]/([.L$6]-[.$C15])" office:value-type="float" office:value="9.21875" calcext:value-type="float">
            <text:p>9.2</text:p>
          </table:table-cell>
          <table:table-cell table:formula="of:=+[.M$6]/([.M$6]-[.$C15])" office:value-type="float" office:value="9.76666666666667" calcext:value-type="float">
            <text:p>9.8</text:p>
          </table:table-cell>
          <table:table-cell table:formula="of:=+[.N$6]/([.N$6]-[.$C15])" office:value-type="float" office:value="10.0689655172414" calcext:value-type="float">
            <text:p>10.1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formula="of:=+[.B16]+273" office:value-type="float" office:value="258" calcext:value-type="float">
            <text:p>258</text:p>
          </table:table-cell>
          <table:table-cell/>
          <table:table-cell table:formula="of:=+[.E$6]/([.E$6]-[.$C16])" office:value-type="float" office:value="6.86363636363636" calcext:value-type="float">
            <text:p>6.9</text:p>
          </table:table-cell>
          <table:table-cell table:formula="of:=+[.F$6]/([.F$6]-[.$C16])" office:value-type="float" office:value="7" calcext:value-type="float">
            <text:p>7.0</text:p>
          </table:table-cell>
          <table:table-cell table:formula="of:=+[.G$6]/([.G$6]-[.$C16])" office:value-type="float" office:value="7.14285714285714" calcext:value-type="float">
            <text:p>7.1</text:p>
          </table:table-cell>
          <table:table-cell table:formula="of:=+[.H$6]/([.H$6]-[.$C16])" office:value-type="float" office:value="7.29268292682927" calcext:value-type="float">
            <text:p>7.3</text:p>
          </table:table-cell>
          <table:table-cell table:formula="of:=+[.I$6]/([.I$6]-[.$C16])" office:value-type="float" office:value="7.45" calcext:value-type="float">
            <text:p>7.5</text:p>
          </table:table-cell>
          <table:table-cell table:formula="of:=+[.J$6]/([.J$6]-[.$C16])" office:value-type="float" office:value="7.61538461538462" calcext:value-type="float">
            <text:p>7.6</text:p>
          </table:table-cell>
          <table:table-cell table:formula="of:=+[.K$6]/([.K$6]-[.$C16])" office:value-type="float" office:value="7.78947368421053" calcext:value-type="float">
            <text:p>7.8</text:p>
          </table:table-cell>
          <table:table-cell table:formula="of:=+[.L$6]/([.L$6]-[.$C16])" office:value-type="float" office:value="7.97297297297297" calcext:value-type="float">
            <text:p>8.0</text:p>
          </table:table-cell>
          <table:table-cell table:formula="of:=+[.M$6]/([.M$6]-[.$C16])" office:value-type="float" office:value="8.37142857142857" calcext:value-type="float">
            <text:p>8.4</text:p>
          </table:table-cell>
          <table:table-cell table:formula="of:=+[.N$6]/([.N$6]-[.$C16])" office:value-type="float" office:value="8.58823529411765" calcext:value-type="float">
            <text:p>8.6</text:p>
          </table:table-cell>
        </table:table-row>
        <calcext:conditional-formats>
          <calcext:conditional-format calcext:target-range-address="TOC.B2:TOC.H2">
            <calcext:condition calcext:apply-style-name="FORMULA" calcext:value="formula-is(ISFORMULA([.B2]))" calcext:base-cell-address="TOC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0" number:min-decimal-places="0" number:min-integer-digits="1" number:min-exponent-digits="2" number:exponent-interval="3" number:forced-exponent-sign="true"/>
    </number:number-style>
    <number:number-style style:name="N115">
      <number:scientific-number number:decimal-places="3" number:min-decimal-places="3" number:min-integer-digits="1" number:min-exponent-digits="2" number:exponent-interval="3" number:forced-exponent-sign="true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RMULA" style:family="table-cell" style:parent-style-name="Default">
      <style:text-properties fo:color="#0000ff"/>
    </style:style>
    <draw:marker draw:name="Arrow" svg:viewBox="0 0 20 20" svg:d="M0 20l10-20 10 20z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.00.0000</text:date>, <text:time style:data-style-name="N2" text:time-value="15:24:45.9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09:38:11.610000000</meta:creation-date>
    <dc:date>2024-04-08T15:36:49.279000000</dc:date>
    <meta:editing-duration>PT57M58S</meta:editing-duration>
    <meta:editing-cycles>6</meta:editing-cycles>
    <meta:generator>LibreOffice/24.2.2.2$Windows_X86_64 LibreOffice_project/d56cc158d8a96260b836f100ef4b4ef25d6f1a01</meta:generator>
    <meta:document-statistic meta:table-count="2" meta:cell-count="520" meta:object-count="15"/>
  </office:meta>
</office:document-meta>
</file>

<file path=Object 1/content.xml><?xml version="1.0" encoding="utf-8"?>
<math xmlns="http://www.w3.org/1998/Math/MathML" display="block">
  <semantics>
    <mrow>
      <mfrac>
        <mi mathvariant="italic">pv</mi>
        <mi>t</mi>
      </mfrac>
      <mo stretchy="false">=</mo>
      <mi mathvariant="italic">nR</mi>
    </mrow>
    <annotation encoding="StarMath 5.0">frac {pv} {t} = nR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row>
          <mo fence="true" form="prefix" stretchy="false">(</mo>
          <mrow>
            <mi mathvariant="italic">nRt</mi>
          </mrow>
          <mo fence="true" form="postfix" stretchy="false">)</mo>
        </mrow>
        <mrow>
          <mo fence="true" form="prefix" stretchy="false">(</mo>
          <mrow>
            <mi>v</mi>
          </mrow>
          <mo fence="true" form="postfix" stretchy="false">)</mo>
        </mrow>
      </mfrac>
    </mrow>
    <annotation encoding="StarMath 5.0">p= frac(nRt) ( v )
</annotation>
  </semantics>
</math>
</file>

<file path=Object 3/content.xml><?xml version="1.0" encoding="utf-8"?>
<math xmlns="http://www.w3.org/1998/Math/MathML" display="block">
  <semantics>
    <mrow>
      <mi>t</mi>
      <mo stretchy="false">=</mo>
      <mfrac>
        <mi mathvariant="italic">pv</mi>
        <mi mathvariant="italic">nR</mi>
      </mfrac>
    </mrow>
    <annotation encoding="StarMath 5.0">t = frac pv nR

</annotation>
  </semantics>
</math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9">
      <number:number number:decimal-places="3" number:min-decimal-places="3" number:min-integer-digits="1"/>
    </number:number-style>
    <style:style style:name="ch1" style:family="chart">
      <style:graphic-properties draw:stroke="solid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 style:rotation-angle="91"/>
      <style:graphic-properties svg:stroke-color="#b3b3b3" style:writing-mode="lr-tb"/>
      <style:paragraph-properties style:writing-mode="lr-tb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37cm" svg:height="10.575cm" xlink:href=".." xlink:type="simple" chart:class="chart:scatter" chart:style-name="ch1">
        <chart:title svg:x="9.308cm" svg:y="0.347cm" chart:style-name="ch2">
          <text:p>TV Diagram AIR</text:p>
        </chart:title>
        <chart:plot-area chart:style-name="ch3" table:cell-range-address="Air.F13:Air.F32 Air.K13:Air.K32" svg:x="0.917cm" svg:y="1.5cm" svg:width="18.424cm" svg:height="7.868cm">
          <chart:coordinate-region svg:x="1.856cm" svg:y="1.699cm" svg:width="17.272cm" svg:height="7.47cm"/>
          <chart:axis chart:dimension="x" chart:name="primary-x" chart:style-name="ch4">
            <chart:title svg:x="9.675cm" svg:y="9.579cm" chart:style-name="ch5">
              <text:p>V litre</text:p>
            </chart:title>
            <chart:grid chart:style-name="ch6" chart:class="major"/>
          </chart:axis>
          <chart:axis chart:dimension="y" chart:name="primary-y" chart:style-name="ch7">
            <chart:title svg:x="0cm" svg:y="6.073cm" chart:style-name="ch8">
              <text:p>T Deg C</text:p>
            </chart:title>
            <chart:grid chart:style-name="ch6" chart:class="major"/>
          </chart:axis>
          <chart:series chart:style-name="ch9" chart:values-cell-range-address="Air.K13:Air.K32" chart:class="chart:scatter">
            <chart:domain table:cell-range-address="Air.F13:Air.F32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26875">
                <text:p>0.3926875</text:p>
                <draw:g>
                  <svg:desc>Air.F13:Air.F32</svg:desc>
                </draw:g>
              </table:table-cell>
              <table:table-cell office:value-type="float" office:value="5">
                <text:p>5</text:p>
                <draw:g>
                  <svg:desc>Air.K13:Air.K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28703125">
                <text:p>0.3828703125</text:p>
              </table:table-cell>
              <table:table-cell office:value-type="float" office:value="-1.94999999999999">
                <text:p>-1.949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3053125">
                <text:p>0.373053125</text:p>
              </table:table-cell>
              <table:table-cell office:value-type="float" office:value="-8.90000000000003">
                <text:p>-8.90000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32359375">
                <text:p>0.3632359375</text:p>
              </table:table-cell>
              <table:table-cell office:value-type="float" office:value="-15.85">
                <text:p>-15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41875">
                <text:p>0.35341875</text:p>
              </table:table-cell>
              <table:table-cell office:value-type="float" office:value="-22.8">
                <text:p>-2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36015625">
                <text:p>0.3436015625</text:p>
              </table:table-cell>
              <table:table-cell office:value-type="float" office:value="-29.7500000000001">
                <text:p>-29.75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3784375">
                <text:p>0.333784375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39671875">
                <text:p>0.3239671875</text:p>
              </table:table-cell>
              <table:table-cell office:value-type="float" office:value="-43.65">
                <text:p>-43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15">
                <text:p>0.31415</text:p>
              </table:table-cell>
              <table:table-cell office:value-type="float" office:value="-50.6000000000001">
                <text:p>-50.60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43328125">
                <text:p>0.3043328125</text:p>
              </table:table-cell>
              <table:table-cell office:value-type="float" office:value="-57.55">
                <text:p>-57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4515625">
                <text:p>0.294515625</text:p>
              </table:table-cell>
              <table:table-cell office:value-type="float" office:value="-64.5">
                <text:p>-6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46984375">
                <text:p>0.2846984375</text:p>
              </table:table-cell>
              <table:table-cell office:value-type="float" office:value="-71.45">
                <text:p>-71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488125">
                <text:p>0.27488125</text:p>
              </table:table-cell>
              <table:table-cell office:value-type="float" office:value="-78.4">
                <text:p>-78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50640625">
                <text:p>0.2650640625</text:p>
              </table:table-cell>
              <table:table-cell office:value-type="float" office:value="-85.35">
                <text:p>-85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5246875">
                <text:p>0.255246875</text:p>
              </table:table-cell>
              <table:table-cell office:value-type="float" office:value="-92.3">
                <text:p>-92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54296875">
                <text:p>0.2454296875</text:p>
              </table:table-cell>
              <table:table-cell office:value-type="float" office:value="-99.25">
                <text:p>-99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6125">
                <text:p>0.2356125</text:p>
              </table:table-cell>
              <table:table-cell office:value-type="float" office:value="-106.2">
                <text:p>-10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57953125">
                <text:p>0.2257953125</text:p>
              </table:table-cell>
              <table:table-cell office:value-type="float" office:value="-113.15">
                <text:p>-113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5978125">
                <text:p>0.215978125</text:p>
              </table:table-cell>
              <table:table-cell office:value-type="float" office:value="-120.1">
                <text:p>-12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61609375">
                <text:p>0.2061609375</text:p>
              </table:table-cell>
              <table:table-cell office:value-type="float" office:value="-127.05">
                <text:p>-127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math xmlns="http://www.w3.org/1998/Math/MathML" display="block">
  <semantics>
    <mrow>
      <mi mathvariant="normal">Δ</mi>
      <mrow>
        <mi>s</mi>
        <mo stretchy="false">=</mo>
        <mfrac>
          <mrow>
            <mo fence="true" form="prefix" stretchy="false">(</mo>
            <mrow>
              <mrow>
                <mi mathvariant="normal">Δ</mi>
                <mi>E</mi>
              </mrow>
            </mrow>
            <mo fence="true" form="postfix" stretchy="false">)</mo>
          </mrow>
          <mi>T</mi>
        </mfrac>
      </mrow>
    </mrow>
    <annotation encoding="StarMath 5.0">%DELTA s = frac (%DELTA E) T</annotation>
  </semantics>
</math>
</file>

<file path=Object 6/content.xml><?xml version="1.0" encoding="utf-8"?>
<math xmlns="http://www.w3.org/1998/Math/MathML" display="block">
  <semantics>
    <mrow>
      <mi mathvariant="normal">Δ</mi>
      <mrow>
        <mi>s</mi>
        <mo stretchy="false">=</mo>
        <mfrac>
          <mrow>
            <mo fence="true" form="prefix" stretchy="false">(</mo>
            <mrow>
              <mrow>
                <mi mathvariant="normal">Δ</mi>
                <mi>E</mi>
              </mrow>
            </mrow>
            <mo fence="true" form="postfix" stretchy="false">)</mo>
          </mrow>
          <mi>T</mi>
        </mfrac>
      </mrow>
    </mrow>
    <annotation encoding="StarMath 5.0">%DELTA s = frac (%DELTA E) T</annotation>
  </semantics>
</math>
</file>

<file path=Object 7/content.xml><?xml version="1.0" encoding="utf-8"?>
<math xmlns="http://www.w3.org/1998/Math/MathML" display="block">
  <semantics>
    <mrow>
      <mfrac>
        <mi mathvariant="italic">pv</mi>
        <mi>t</mi>
      </mfrac>
      <mo stretchy="false">=</mo>
      <mi mathvariant="italic">nR</mi>
    </mrow>
    <annotation encoding="StarMath 5.0">frac {pv} {t} = nR</annotation>
  </semantics>
</math>
</file>